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bold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fo:color="#0000ff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50pt" fo:font-weight="normal" fo:font-family="'Segoe UI'" style:font-family-asian="'Segoe UI'" style:font-family-complex="'Segoe UI'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8.00pt" fo:font-weight="normal" fo:font-family="'CG Times'" style:font-family-asian="'CG Times'" style:font-family-complex="'CG Times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5" style:family="text">
      <style:text-properties fo:font-size="10.00pt" fo:font-weight="normal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56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5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8.00pt" fo:font-weight="normal" fo:font-family="'CG Times'" style:font-family-asian="'CG Times'" style:font-family-complex="'CG Times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80" style:family="text">
      <style:text-properties fo:font-size="10.00pt" fo:font-weight="bold" fo:font-family="'Century Gothic'" style:font-family-asian="'Century Gothic'" style:font-family-complex="'Century Gothic'" fo:background-color="transparent" style:use-window-font-color="true"/>
    </style:style>
    <style:style style:name="T81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8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8.00pt" fo:font-weight="normal" fo:font-family="'CG Times'" style:font-family-asian="'CG Times'" style:font-family-complex="'CG Times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49" style:family="text">
      <style:text-properties fo:font-size="10.00pt" fo:font-weight="bold" fo:font-family="'Century Gothic'" style:font-family-asian="'Century Gothic'" style:font-family-complex="'Century Gothic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bold" fo:font-family="'Century Gothic'" style:font-family-asian="'Century Gothic'" style:font-family-complex="'Century Gothic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normal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0.00pt" fo:font-weight="bold" fo:font-family="'Century Gothic'" style:font-family-asian="'Century Gothic'" style:font-family-complex="'Century Gothic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39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bold" fo:font-family="'Century Gothic'" style:font-family-asian="'Century Gothic'" style:font-family-complex="'Century Gothic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0.00pt" fo:font-weight="bold" fo:font-family="'Century Gothic'" style:font-family-asian="'Century Gothic'" style:font-family-complex="'Century Gothic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0.00pt" fo:font-weight="bold" fo:font-family="'Century Gothic'" style:font-family-asian="'Century Gothic'" style:font-family-complex="'Century Gothic'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0.00pt" fo:font-weight="bold" style:text-underline-mode="continuous" style:text-underline-type="single" style:text-underline-style="solid" style:text-underline-width="normal" fo:font-family="'Century Gothic'" style:font-family-asian="'Century Gothic'" style:font-family-complex="'Century Gothic'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0.00pt" fo:font-weight="normal" fo:font-family="'Century Gothic'" style:font-family-asian="'Century Gothic'" style:font-family-complex="'Century Gothic'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8.80pt" fo:text-indent="-21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11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8.80pt" fo:text-indent="-28.80pt">
        <style:tab-stops>
          <style:tab-stop style:position="-28.80pt"/>
        </style:tab-stops>
      </style:paragraph-properties>
    </style:style>
    <style:style style:name="P26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29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 fo:margin-left="29.40pt" fo:text-indent="-5.40pt">
        <style:tab-stops>
          <style:tab-stop style:position="8.80pt"/>
          <style:tab-stop style:position="3375.90pt"/>
          <style:tab-stop style:position="421092.2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37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46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260.70pt"/>
          <style:tab-stop style:position="421092.25pt" style:type="righ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8.80pt" fo:text-indent="-28.80pt">
        <style:tab-stops>
          <style:tab-stop style:position="-28.80pt"/>
        </style:tab-stops>
      </style:paragraph-properties>
    </style:style>
    <style:style style:name="P49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260.70pt"/>
          <style:tab-stop style:position="421092.25pt" style:type="righ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260.70pt"/>
          <style:tab-stop style:position="421092.25pt" style:type="righ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260.70pt"/>
          <style:tab-stop style:position="421092.25pt" style:type="right"/>
        </style:tab-stops>
      </style:paragraph-properties>
    </style:style>
    <style:style style:name="P54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57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260.70pt"/>
          <style:tab-stop style:position="421092.25pt" style:type="righ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260.70pt"/>
          <style:tab-stop style:position="421092.25pt" style:type="right"/>
        </style:tab-stops>
      </style:paragraph-properties>
    </style:style>
    <style:style style:name="P60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justify" fo:margin-left="29.40pt" fo:text-indent="-5.40pt">
        <style:tab-stops>
          <style:tab-stop style:position="9.55pt"/>
          <style:tab-stop style:position="3375.90pt"/>
          <style:tab-stop style:position="421092.25pt" style:type="righ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67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justify" fo:margin-left="29.40pt" fo:text-indent="-5.40pt">
        <style:tab-stops>
          <style:tab-stop style:position="8.85pt"/>
          <style:tab-stop style:position="3375.90pt"/>
          <style:tab-stop style:position="421092.25pt" style:type="righ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86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09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26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justify" fo:margin-left="30.15pt" fo:text-indent="-5.40pt">
        <style:tab-stops>
          <style:tab-stop style:position="7.35pt"/>
          <style:tab-stop style:position="3375.15pt"/>
          <style:tab-stop style:position="421091.50pt" style:type="righ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41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66" style:family="paragraph">
      <style:paragraph-properties fo:line-height="100.00%" fo:text-align="left"/>
    </style:style>
    <style:style style:name="P167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justify" fo:margin-left="31.65pt" fo:text-indent="-5.40pt">
        <style:tab-stops>
          <style:tab-stop style:position="3.60pt"/>
          <style:tab-stop style:position="3373.65pt"/>
          <style:tab-stop style:position="421090.00pt" style:type="right"/>
        </style:tab-stops>
      </style:paragraph-properties>
    </style: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76" style:family="paragraph">
      <style:paragraph-properties fo:line-height="100.00%" fo:text-align="left"/>
    </style:style>
    <style:style style:name="P177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78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89" style:family="paragraph">
      <style:paragraph-properties fo:line-height="100.00%" fo:text-align="left"/>
    </style:style>
    <style:style style:name="P190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375.15pt"/>
          <style:tab-stop style:position="421091.50pt" style:type="right"/>
        </style:tab-stops>
      </style:paragraph-properties>
    </style:style>
    <style:style style:name="P213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20" style:family="paragraph">
      <style:paragraph-properties fo:line-height="100.00%" fo:text-align="left"/>
    </style:style>
    <style:style style:name="P221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26" style:family="paragraph">
      <style:paragraph-properties fo:line-height="100.00%" fo:text-align="left"/>
    </style:style>
    <style:style style:name="P227" style:family="paragraph">
      <style:paragraph-properties fo:line-height="100.00%" fo:text-align="justify" fo:margin-left="30.15pt" fo:text-indent="-5.40pt">
        <style:tab-stops>
          <style:tab-stop style:position="6.60pt"/>
          <style:tab-stop style:position="3259.95pt"/>
          <style:tab-stop style:position="421091.50pt" style:type="right"/>
        </style:tab-stops>
      </style:paragraph-properties>
    </style:style>
    <style:style style:name="P228" style:family="paragraph">
      <style:paragraph-properties fo:line-height="100.00%" fo:text-align="left"/>
    </style:style>
    <style:style style:name="P229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32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33" style:family="paragraph">
      <style:paragraph-properties fo:line-height="100.00%" fo:text-align="left"/>
    </style:style>
    <style:style style:name="P234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43" style:family="paragraph">
      <style:paragraph-properties fo:line-height="100.00%" fo:text-align="left"/>
    </style:style>
    <style:style style:name="P244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45" style:family="paragraph">
      <style:paragraph-properties fo:line-height="100.00%" fo:text-align="left"/>
    </style:style>
    <style:style style:name="P246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47" style:family="paragraph">
      <style:paragraph-properties fo:line-height="100.00%" fo:text-align="left"/>
    </style:style>
    <style:style style:name="P248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49" style:family="paragraph">
      <style:paragraph-properties fo:line-height="100.00%" fo:text-align="left"/>
    </style:style>
    <style:style style:name="P250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51" style:family="paragraph">
      <style:paragraph-properties fo:line-height="100.00%" fo:text-align="left"/>
    </style:style>
    <style:style style:name="P252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53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259.95pt"/>
          <style:tab-stop style:position="421091.50pt" style:type="right"/>
        </style:tab-stops>
      </style:paragraph-properties>
    </style:style>
    <style:style style:name="P254" style:family="paragraph">
      <style:paragraph-properties fo:line-height="100.00%" fo:text-align="left"/>
    </style:style>
    <style:style style:name="P255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259.95pt"/>
          <style:tab-stop style:position="421091.50pt" style:type="right"/>
        </style:tab-stops>
      </style:paragraph-properties>
    </style:style>
    <style:style style:name="P256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57" style:family="paragraph">
      <style:paragraph-properties fo:line-height="100.00%" fo:text-align="left"/>
    </style:style>
    <style:style style:name="P258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59" style:family="paragraph">
      <style:paragraph-properties fo:line-height="100.00%" fo:text-align="left"/>
    </style:style>
    <style:style style:name="P260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61" style:family="paragraph">
      <style:paragraph-properties fo:line-height="100.00%" fo:text-align="left"/>
    </style:style>
    <style:style style:name="P262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63" style:family="paragraph">
      <style:paragraph-properties fo:line-height="100.00%" fo:text-align="left"/>
    </style:style>
    <style:style style:name="P264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65" style:family="paragraph">
      <style:paragraph-properties fo:line-height="100.00%" fo:text-align="left"/>
    </style:style>
    <style:style style:name="P266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69" style:family="paragraph">
      <style:paragraph-properties fo:line-height="100.00%" fo:text-align="left"/>
    </style:style>
    <style:style style:name="P270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73" style:family="paragraph">
      <style:paragraph-properties fo:line-height="100.00%" fo:text-align="left"/>
    </style:style>
    <style:style style:name="P274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75" style:family="paragraph">
      <style:paragraph-properties fo:line-height="100.00%" fo:text-align="left"/>
    </style:style>
    <style:style style:name="P276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79" style:family="paragraph">
      <style:paragraph-properties fo:line-height="100.00%" fo:text-align="left"/>
    </style:style>
    <style:style style:name="P280" style:family="paragraph">
      <style:paragraph-properties fo:line-height="100.00%" fo:text-align="justify" fo:margin-left="30.15pt" fo:text-indent="-5.40pt">
        <style:tab-stops>
          <style:tab-stop style:position="6.55pt"/>
          <style:tab-stop style:position="3375.15pt"/>
          <style:tab-stop style:position="421091.50pt" style:type="right"/>
        </style:tab-stops>
      </style:paragraph-properties>
    </style:style>
    <style:style style:name="P281" style:family="paragraph">
      <style:paragraph-properties fo:line-height="100.00%" fo:text-align="left"/>
    </style:style>
    <style:style style:name="P282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83" style:family="paragraph">
      <style:paragraph-properties fo:line-height="100.00%" fo:text-align="left"/>
    </style:style>
    <style:style style:name="P284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85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86" style:family="paragraph">
      <style:paragraph-properties fo:line-height="100.00%" fo:text-align="left"/>
    </style:style>
    <style:style style:name="P287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88" style:family="paragraph">
      <style:paragraph-properties fo:line-height="100.00%" fo:text-align="left"/>
    </style:style>
    <style:style style:name="P289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90" style:family="paragraph">
      <style:paragraph-properties fo:line-height="100.00%" fo:text-align="left"/>
    </style:style>
    <style:style style:name="P291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92" style:family="paragraph">
      <style:paragraph-properties fo:line-height="100.00%" fo:text-align="left"/>
    </style:style>
    <style:style style:name="P293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94" style:family="paragraph">
      <style:paragraph-properties fo:line-height="100.00%" fo:text-align="left"/>
    </style:style>
    <style:style style:name="P295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298" style:family="paragraph">
      <style:paragraph-properties fo:line-height="100.00%" fo:text-align="left"/>
    </style:style>
    <style:style style:name="P299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300" style:family="paragraph">
      <style:paragraph-properties fo:line-height="100.00%" fo:text-align="left"/>
    </style:style>
    <style:style style:name="P301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302" style:family="paragraph">
      <style:paragraph-properties fo:line-height="100.00%" fo:text-align="left"/>
    </style:style>
    <style:style style:name="P303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304" style:family="paragraph">
      <style:paragraph-properties fo:line-height="100.00%" fo:text-align="left"/>
    </style:style>
    <style:style style:name="P305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306" style:family="paragraph">
      <style:paragraph-properties fo:line-height="100.00%" fo:text-align="left"/>
    </style:style>
    <style:style style:name="P307" style:family="paragraph">
      <style:paragraph-properties fo:line-height="100.00%" fo:text-align="justify" fo:margin-left="30.15pt" fo:text-indent="-5.40pt">
        <style:tab-stops>
          <style:tab-stop style:position="5.10pt"/>
          <style:tab-stop style:position="3375.15pt"/>
          <style:tab-stop style:position="421091.50pt" style:type="right"/>
        </style:tab-stops>
      </style:paragraph-properties>
    </style:style>
    <style:style style:name="P308" style:family="paragraph">
      <style:paragraph-properties fo:line-height="100.00%" fo:text-align="left"/>
    </style:style>
    <style:style style:name="P309" style:family="paragraph">
      <style:paragraph-properties fo:line-height="100.00%" fo:text-align="justify" fo:margin-left="29.40pt" fo:text-indent="-5.40pt">
        <style:tab-stops>
          <style:tab-stop style:position="7.35pt"/>
          <style:tab-stop style:position="3375.90pt"/>
          <style:tab-stop style:position="421092.25pt" style:type="right"/>
        </style:tab-stops>
      </style:paragraph-properties>
    </style:style>
    <style:style style:name="P310" style:family="paragraph">
      <style:paragraph-properties fo:line-height="100.00%" fo:text-align="left"/>
    </style:style>
    <style:style style:name="P311" style:family="paragraph">
      <style:paragraph-properties fo:line-height="100.00%" fo:text-align="justify" fo:margin-left="29.40pt" fo:text-indent="-5.40pt">
        <style:tab-stops>
          <style:tab-stop style:position="7.35pt"/>
          <style:tab-stop style:position="3375.90pt"/>
          <style:tab-stop style:position="421092.25pt" style:type="right"/>
        </style:tab-stops>
      </style:paragraph-properties>
    </style:style>
    <style:style style:name="P312" style:family="paragraph">
      <style:paragraph-properties fo:line-height="100.00%" fo:text-align="justify" fo:margin-left="29.40pt" fo:text-indent="-5.40pt">
        <style:tab-stops>
          <style:tab-stop style:position="7.35pt"/>
          <style:tab-stop style:position="3375.90pt"/>
          <style:tab-stop style:position="421092.25pt" style:type="right"/>
        </style:tab-stops>
      </style:paragraph-properties>
    </style:style>
    <style:style style:name="P313" style:family="paragraph">
      <style:paragraph-properties fo:line-height="100.00%" fo:text-align="left"/>
    </style:style>
    <style:style style:name="P314" style:family="paragraph">
      <style:paragraph-properties fo:line-height="100.00%" fo:text-align="justify" fo:margin-left="29.40pt" fo:text-indent="-5.40pt">
        <style:tab-stops>
          <style:tab-stop style:position="7.35pt"/>
          <style:tab-stop style:position="3375.90pt"/>
          <style:tab-stop style:position="421092.25pt" style:type="right"/>
        </style:tab-stops>
      </style:paragraph-properties>
    </style:style>
    <style:style style:name="P315" style:family="paragraph">
      <style:paragraph-properties fo:line-height="100.00%" fo:text-align="left"/>
    </style:style>
    <style:style style:name="P316" style:family="paragraph">
      <style:paragraph-properties fo:line-height="100.00%" fo:text-align="justify" fo:margin-left="29.40pt" fo:text-indent="-5.40pt">
        <style:tab-stops>
          <style:tab-stop style:position="7.35pt"/>
          <style:tab-stop style:position="3375.90pt"/>
          <style:tab-stop style:position="421092.25pt" style:type="right"/>
        </style:tab-stops>
      </style:paragraph-properties>
    </style:style>
    <style:style style:name="P317" style:family="paragraph">
      <style:paragraph-properties fo:line-height="100.00%" fo:text-align="left"/>
    </style:style>
    <style:style style:name="P318" style:family="paragraph">
      <style:paragraph-properties fo:line-height="100.00%" fo:text-align="justify" fo:margin-left="29.40pt" fo:text-indent="-5.40pt">
        <style:tab-stops>
          <style:tab-stop style:position="7.35pt"/>
          <style:tab-stop style:position="3375.90pt"/>
          <style:tab-stop style:position="421092.25pt" style:type="right"/>
        </style:tab-stops>
      </style:paragraph-properties>
    </style:style>
    <style:style style:name="P319" style:family="paragraph">
      <style:paragraph-properties fo:line-height="100.00%" fo:text-align="left"/>
    </style:style>
    <style:style style:name="P320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21" style:family="paragraph">
      <style:paragraph-properties fo:line-height="100.00%" fo:text-align="left"/>
    </style:style>
    <style:style style:name="P322" style:family="paragraph">
      <style:paragraph-properties fo:line-height="100.00%" fo:text-align="left"/>
    </style:style>
    <style:style style:name="P323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24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25" style:family="paragraph">
      <style:paragraph-properties fo:line-height="100.00%" fo:text-align="left"/>
    </style:style>
    <style:style style:name="P326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29" style:family="paragraph">
      <style:paragraph-properties fo:line-height="100.00%" fo:text-align="left"/>
    </style:style>
    <style:style style:name="P330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31" style:family="paragraph">
      <style:paragraph-properties fo:line-height="100.00%" fo:text-align="left"/>
    </style:style>
    <style:style style:name="P332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33" style:family="paragraph">
      <style:paragraph-properties fo:line-height="100.00%" fo:text-align="left"/>
    </style:style>
    <style:style style:name="P334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35" style:family="paragraph">
      <style:paragraph-properties fo:line-height="100.00%" fo:text-align="left"/>
    </style:style>
    <style:style style:name="P336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37" style:family="paragraph">
      <style:paragraph-properties fo:line-height="100.00%" fo:text-align="left"/>
    </style:style>
    <style:style style:name="P338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39" style:family="paragraph">
      <style:paragraph-properties fo:line-height="100.00%" fo:text-align="left"/>
    </style:style>
    <style:style style:name="P340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41" style:family="paragraph">
      <style:paragraph-properties fo:line-height="100.00%" fo:text-align="left"/>
    </style:style>
    <style:style style:name="P342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43" style:family="paragraph">
      <style:paragraph-properties fo:line-height="100.00%" fo:text-align="left"/>
    </style:style>
    <style:style style:name="P344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45" style:family="paragraph">
      <style:paragraph-properties fo:line-height="100.00%" fo:text-align="left"/>
    </style:style>
    <style:style style:name="P346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47" style:family="paragraph">
      <style:paragraph-properties fo:line-height="100.00%" fo:text-align="left"/>
    </style:style>
    <style:style style:name="P348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49" style:family="paragraph">
      <style:paragraph-properties fo:line-height="100.00%" fo:text-align="left"/>
    </style:style>
    <style:style style:name="P350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51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52" style:family="paragraph">
      <style:paragraph-properties fo:line-height="100.00%" fo:text-align="left"/>
    </style:style>
    <style:style style:name="P353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54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55" style:family="paragraph">
      <style:paragraph-properties fo:line-height="100.00%" fo:text-align="left"/>
    </style:style>
    <style:style style:name="P356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59" style:family="paragraph">
      <style:paragraph-properties fo:line-height="100.00%" fo:text-align="left"/>
    </style:style>
    <style:style style:name="P360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61" style:family="paragraph">
      <style:paragraph-properties fo:line-height="100.00%" fo:text-align="left"/>
    </style:style>
    <style:style style:name="P362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63" style:family="paragraph">
      <style:paragraph-properties fo:line-height="100.00%" fo:text-align="left"/>
    </style:style>
    <style:style style:name="P364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65" style:family="paragraph">
      <style:paragraph-properties fo:line-height="100.00%" fo:text-align="left"/>
    </style:style>
    <style:style style:name="P366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67" style:family="paragraph">
      <style:paragraph-properties fo:line-height="100.00%" fo:text-align="left"/>
    </style:style>
    <style:style style:name="P368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69" style:family="paragraph">
      <style:paragraph-properties fo:line-height="100.00%" fo:text-align="left"/>
    </style:style>
    <style:style style:name="P370" style:family="paragraph">
      <style:paragraph-properties fo:line-height="100.00%" fo:text-align="justify" fo:margin-left="28.65pt" fo:text-indent="-5.40pt">
        <style:tab-stops>
          <style:tab-stop style:position="8.10pt"/>
          <style:tab-stop style:position="3376.65pt"/>
          <style:tab-stop style:position="421093.00pt" style:type="right"/>
        </style:tab-stops>
      </style:paragraph-properties>
    </style:style>
    <style:style style:name="P371" style:family="paragraph">
      <style:paragraph-properties fo:line-height="100.00%" fo:text-align="left"/>
    </style:style>
    <style:style style:name="P372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378.90pt"/>
          <style:tab-stop style:position="421095.25pt" style:type="right"/>
        </style:tab-stops>
      </style:paragraph-properties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378.90pt"/>
          <style:tab-stop style:position="421095.25pt" style:type="right"/>
        </style:tab-stops>
      </style:paragraph-properties>
    </style:style>
    <style:style style:name="P375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263.70pt"/>
          <style:tab-stop style:position="421095.25pt" style:type="right"/>
        </style:tab-stops>
      </style:paragraph-properties>
    </style:style>
    <style:style style:name="P376" style:family="paragraph">
      <style:paragraph-properties fo:line-height="100.00%" fo:text-align="left"/>
    </style:style>
    <style:style style:name="P377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263.70pt"/>
          <style:tab-stop style:position="421095.25pt" style:type="right"/>
        </style:tab-stops>
      </style:paragraph-properties>
    </style:style>
    <style:style style:name="P378" style:family="paragraph">
      <style:paragraph-properties fo:line-height="100.00%" fo:text-align="left"/>
    </style:style>
    <style:style style:name="P379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263.70pt"/>
          <style:tab-stop style:position="421095.25pt" style:type="right"/>
        </style:tab-stops>
      </style:paragraph-properties>
    </style:style>
    <style:style style:name="P380" style:family="paragraph">
      <style:paragraph-properties fo:line-height="100.00%" fo:text-align="left"/>
    </style:style>
    <style:style style:name="P381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263.70pt"/>
          <style:tab-stop style:position="421095.25pt" style:type="right"/>
        </style:tab-stops>
      </style:paragraph-properties>
    </style:style>
    <style:style style:name="P382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378.90pt"/>
          <style:tab-stop style:position="421095.25pt" style:type="right"/>
        </style:tab-stops>
      </style:paragraph-properties>
    </style:style>
    <style:style style:name="P383" style:family="paragraph">
      <style:paragraph-properties fo:line-height="100.00%" fo:text-align="left"/>
    </style:style>
    <style:style style:name="P384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378.90pt"/>
          <style:tab-stop style:position="421095.25pt" style:type="right"/>
        </style:tab-stops>
      </style:paragraph-properties>
    </style:style>
    <style:style style:name="P385" style:family="paragraph">
      <style:paragraph-properties fo:line-height="100.00%" fo:text-align="left"/>
    </style:style>
    <style:style style:name="P386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378.90pt"/>
          <style:tab-stop style:position="421095.25pt" style:type="right"/>
        </style:tab-stops>
      </style:paragraph-properties>
    </style:style>
    <style:style style:name="P387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263.70pt"/>
          <style:tab-stop style:position="421095.25pt" style:type="right"/>
        </style:tab-stops>
      </style:paragraph-properties>
    </style:style>
    <style:style style:name="P388" style:family="paragraph">
      <style:paragraph-properties fo:line-height="100.00%" fo:text-align="left"/>
    </style:style>
    <style:style style:name="P389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263.70pt"/>
          <style:tab-stop style:position="421095.25pt" style:type="right"/>
        </style:tab-stops>
      </style:paragraph-properties>
    </style:style>
    <style:style style:name="P390" style:family="paragraph">
      <style:paragraph-properties fo:line-height="100.00%" fo:text-align="left"/>
    </style:style>
    <style:style style:name="P391" style:family="paragraph">
      <style:paragraph-properties fo:line-height="100.00%" fo:text-align="justify" fo:margin-left="26.40pt" fo:text-indent="-5.40pt">
        <style:tab-stops>
          <style:tab-stop style:position="11.85pt"/>
          <style:tab-stop style:position="3263.70pt"/>
          <style:tab-stop style:position="421095.25pt" style:type="right"/>
        </style:tab-stops>
      </style:paragraph-properties>
    </style:style>
    <style:style style:name="P392" style:family="paragraph">
      <style:paragraph-properties fo:line-height="100.00%" fo:text-align="left"/>
    </style:style>
    <style:style style:name="P393" style:family="paragraph">
      <style:paragraph-properties fo:line-height="100.00%" fo:text-align="right"/>
    </style:style>
    <style:style style:name="TableColumn0100" style:family="table-column">
      <style:table-column-properties style:column-width="0.530556in"/>
    </style:style>
    <style:style style:name="TableColumn0101" style:family="table-column">
      <style:table-column-properties style:column-width="2.292361in"/>
    </style:style>
    <style:style style:name="TableColumn0102" style:family="table-column">
      <style:table-column-properties style:column-width="3.197917in"/>
    </style:style>
    <style:style style:name="Table01" style:family="table">
      <style:table-properties style:width="6.02083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 style:min-row-height="0.326389in"/>
    </style:style>
    <style:style style:name="TableCell01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540972in"/>
    </style:style>
    <style:style style:name="TableColumn0201" style:family="table-column">
      <style:table-column-properties style:column-width="2.271528in"/>
    </style:style>
    <style:style style:name="TableColumn0202" style:family="table-column">
      <style:table-column-properties style:column-width="3.197917in"/>
    </style:style>
    <style:style style:name="Table02" style:family="table">
      <style:table-properties style:width="6.0104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5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6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7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09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2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531250in"/>
    </style:style>
    <style:style style:name="TableColumn0301" style:family="table-column">
      <style:table-column-properties style:column-width="2.145833in"/>
    </style:style>
    <style:style style:name="TableColumn0302" style:family="table-column">
      <style:table-column-properties style:column-width="3.343750in"/>
    </style:style>
    <style:style style:name="Table03" style:family="table">
      <style:table-properties style:width="6.02083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3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510417in"/>
    </style:style>
    <style:style style:name="TableColumn0401" style:family="table-column">
      <style:table-column-properties style:column-width="2.177083in"/>
    </style:style>
    <style:style style:name="TableColumn0402" style:family="table-column">
      <style:table-column-properties style:column-width="3.312500in"/>
    </style:style>
    <style:style style:name="Table04" style:family="table">
      <style:table-properties style:width="6.000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4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520833in"/>
    </style:style>
    <style:style style:name="TableColumn0501" style:family="table-column">
      <style:table-column-properties style:column-width="2.229167in"/>
    </style:style>
    <style:style style:name="TableColumn0502" style:family="table-column">
      <style:table-column-properties style:column-width="3.260417in"/>
    </style:style>
    <style:style style:name="Table05" style:family="table">
      <style:table-properties style:width="6.0104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5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0.520833in"/>
    </style:style>
    <style:style style:name="TableColumn0601" style:family="table-column">
      <style:table-column-properties style:column-width="2.229167in"/>
    </style:style>
    <style:style style:name="TableColumn0602" style:family="table-column">
      <style:table-column-properties style:column-width="3.260417in"/>
    </style:style>
    <style:style style:name="Table06" style:family="table">
      <style:table-properties style:width="6.010417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6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0.489583in"/>
    </style:style>
    <style:style style:name="TableColumn0701" style:family="table-column">
      <style:table-column-properties style:column-width="2.239583in"/>
    </style:style>
    <style:style style:name="TableColumn0702" style:family="table-column">
      <style:table-column-properties style:column-width="3.270833in"/>
    </style:style>
    <style:style style:name="Table07" style:family="table">
      <style:table-properties style:width="6.000000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9" style:family="table-row">
      <style:table-row-properties/>
    </style:style>
    <style:style style:name="TableCell07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10" style:family="table-row">
      <style:table-row-properties/>
    </style:style>
    <style:style style:name="TableCell07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11" style:family="table-row">
      <style:table-row-properties/>
    </style:style>
    <style:style style:name="TableCell071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12" style:family="table-row">
      <style:table-row-properties/>
    </style:style>
    <style:style style:name="TableCell071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13" style:family="table-row">
      <style:table-row-properties/>
    </style:style>
    <style:style style:name="TableCell071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14" style:family="table-row">
      <style:table-row-properties/>
    </style:style>
    <style:style style:name="TableCell071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15" style:family="table-row">
      <style:table-row-properties/>
    </style:style>
    <style:style style:name="TableCell071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16" style:family="table-row">
      <style:table-row-properties/>
    </style:style>
    <style:style style:name="TableCell071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7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0.510417in"/>
    </style:style>
    <style:style style:name="TableColumn0801" style:family="table-column">
      <style:table-column-properties style:column-width="2.239583in"/>
    </style:style>
    <style:style style:name="TableColumn0802" style:family="table-column">
      <style:table-column-properties style:column-width="3.270833in"/>
    </style:style>
    <style:style style:name="Table08" style:family="table">
      <style:table-properties style:width="6.02083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9" style:family="table-row">
      <style:table-row-properties/>
    </style:style>
    <style:style style:name="TableCell08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0" style:family="table-row">
      <style:table-row-properties/>
    </style:style>
    <style:style style:name="TableCell08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1" style:family="table-row">
      <style:table-row-properties/>
    </style:style>
    <style:style style:name="TableCell081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2" style:family="table-row">
      <style:table-row-properties/>
    </style:style>
    <style:style style:name="TableCell081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3" style:family="table-row">
      <style:table-row-properties/>
    </style:style>
    <style:style style:name="TableCell081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4" style:family="table-row">
      <style:table-row-properties/>
    </style:style>
    <style:style style:name="TableCell081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5" style:family="table-row">
      <style:table-row-properties/>
    </style:style>
    <style:style style:name="TableCell081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6" style:family="table-row">
      <style:table-row-properties/>
    </style:style>
    <style:style style:name="TableCell081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7" style:family="table-row">
      <style:table-row-properties/>
    </style:style>
    <style:style style:name="TableCell081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8" style:family="table-row">
      <style:table-row-properties/>
    </style:style>
    <style:style style:name="TableCell0818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8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8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19" style:family="table-row">
      <style:table-row-properties/>
    </style:style>
    <style:style style:name="TableCell0819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9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19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20" style:family="table-row">
      <style:table-row-properties/>
    </style:style>
    <style:style style:name="TableCell0820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0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0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21" style:family="table-row">
      <style:table-row-properties/>
    </style:style>
    <style:style style:name="TableCell0821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1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1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22" style:family="table-row">
      <style:table-row-properties/>
    </style:style>
    <style:style style:name="TableCell0822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2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2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23" style:family="table-row">
      <style:table-row-properties/>
    </style:style>
    <style:style style:name="TableCell0823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3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3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24" style:family="table-row">
      <style:table-row-properties/>
    </style:style>
    <style:style style:name="TableCell0824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4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824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0.509722in"/>
    </style:style>
    <style:style style:name="TableColumn0901" style:family="table-column">
      <style:table-column-properties style:column-width="2.292361in"/>
    </style:style>
    <style:style style:name="TableColumn0902" style:family="table-column">
      <style:table-column-properties style:column-width="3.218750in"/>
    </style:style>
    <style:style style:name="Table09" style:family="table">
      <style:table-properties style:width="6.020833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8" style:family="table-row">
      <style:table-row-properties/>
    </style:style>
    <style:style style:name="TableCell09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9" style:family="table-row">
      <style:table-row-properties/>
    </style:style>
    <style:style style:name="TableCell09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0" style:family="table-row">
      <style:table-row-properties/>
    </style:style>
    <style:style style:name="TableCell09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1" style:family="table-row">
      <style:table-row-properties/>
    </style:style>
    <style:style style:name="TableCell0911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1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1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2" style:family="table-row">
      <style:table-row-properties/>
    </style:style>
    <style:style style:name="TableCell091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3" style:family="table-row">
      <style:table-row-properties/>
    </style:style>
    <style:style style:name="TableCell091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4" style:family="table-row">
      <style:table-row-properties/>
    </style:style>
    <style:style style:name="TableCell091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5" style:family="table-row">
      <style:table-row-properties/>
    </style:style>
    <style:style style:name="TableCell091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6" style:family="table-row">
      <style:table-row-properties/>
    </style:style>
    <style:style style:name="TableCell091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7" style:family="table-row">
      <style:table-row-properties/>
    </style:style>
    <style:style style:name="TableCell091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8" style:family="table-row">
      <style:table-row-properties/>
    </style:style>
    <style:style style:name="TableCell091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19" style:family="table-row">
      <style:table-row-properties/>
    </style:style>
    <style:style style:name="TableCell091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1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20" style:family="table-row">
      <style:table-row-properties/>
    </style:style>
    <style:style style:name="TableCell092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21" style:family="table-row">
      <style:table-row-properties/>
    </style:style>
    <style:style style:name="TableCell092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22" style:family="table-row">
      <style:table-row-properties/>
    </style:style>
    <style:style style:name="TableCell092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23" style:family="table-row">
      <style:table-row-properties/>
    </style:style>
    <style:style style:name="TableCell092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092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000" style:family="table-column">
      <style:table-column-properties style:column-width="0.489583in"/>
    </style:style>
    <style:style style:name="TableColumn1001" style:family="table-column">
      <style:table-column-properties style:column-width="2.312500in"/>
    </style:style>
    <style:style style:name="TableColumn1002" style:family="table-column">
      <style:table-column-properties style:column-width="3.218750in"/>
    </style:style>
    <style:style style:name="Table10" style:family="table">
      <style:table-properties style:width="6.020833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9" style:family="table-row">
      <style:table-row-properties/>
    </style:style>
    <style:style style:name="TableCell10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10" style:family="table-row">
      <style:table-row-properties/>
    </style:style>
    <style:style style:name="TableCell10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11" style:family="table-row">
      <style:table-row-properties/>
    </style:style>
    <style:style style:name="TableCell101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1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0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100" style:family="table-column">
      <style:table-column-properties style:column-width="0.510417in"/>
    </style:style>
    <style:style style:name="TableColumn1101" style:family="table-column">
      <style:table-column-properties style:column-width="2.270833in"/>
    </style:style>
    <style:style style:name="TableColumn1102" style:family="table-column">
      <style:table-column-properties style:column-width="3.270833in"/>
    </style:style>
    <style:style style:name="Table11" style:family="table">
      <style:table-properties style:width="6.052083in" fo:margin-left="0.000000in" style:writing-mode="lr" table:align="left" style:may-break-between-rows="true"/>
    </style:style>
    <style:style style:name="TableRow1100" style:family="table-row">
      <style:table-row-properties style:min-row-height="0.635417in"/>
    </style:style>
    <style:style style:name="TableCell1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200" style:family="table-column">
      <style:table-column-properties style:column-width="0.510417in"/>
    </style:style>
    <style:style style:name="TableColumn1201" style:family="table-column">
      <style:table-column-properties style:column-width="2.291667in"/>
    </style:style>
    <style:style style:name="TableColumn1202" style:family="table-column">
      <style:table-column-properties style:column-width="3.260417in"/>
    </style:style>
    <style:style style:name="Table12" style:family="table">
      <style:table-properties style:width="6.062500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6" style:family="table-row">
      <style:table-row-properties/>
    </style:style>
    <style:style style:name="TableCell120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7" style:family="table-row">
      <style:table-row-properties/>
    </style:style>
    <style:style style:name="TableCell120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8" style:family="table-row">
      <style:table-row-properties/>
    </style:style>
    <style:style style:name="TableCell120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9" style:family="table-row">
      <style:table-row-properties/>
    </style:style>
    <style:style style:name="TableCell120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0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0" style:family="table-row">
      <style:table-row-properties/>
    </style:style>
    <style:style style:name="TableCell121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1" style:family="table-row">
      <style:table-row-properties/>
    </style:style>
    <style:style style:name="TableCell121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2" style:family="table-row">
      <style:table-row-properties/>
    </style:style>
    <style:style style:name="TableCell121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3" style:family="table-row">
      <style:table-row-properties/>
    </style:style>
    <style:style style:name="TableCell121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4" style:family="table-row">
      <style:table-row-properties/>
    </style:style>
    <style:style style:name="TableCell121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5" style:family="table-row">
      <style:table-row-properties/>
    </style:style>
    <style:style style:name="TableCell121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6" style:family="table-row">
      <style:table-row-properties/>
    </style:style>
    <style:style style:name="TableCell1216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6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7" style:family="table-row">
      <style:table-row-properties/>
    </style:style>
    <style:style style:name="TableCell1217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7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8" style:family="table-row">
      <style:table-row-properties/>
    </style:style>
    <style:style style:name="TableCell1218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8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19" style:family="table-row">
      <style:table-row-properties/>
    </style:style>
    <style:style style:name="TableCell1219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19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1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20" style:family="table-row">
      <style:table-row-properties/>
    </style:style>
    <style:style style:name="TableCell122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2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2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21" style:family="table-row">
      <style:table-row-properties/>
    </style:style>
    <style:style style:name="TableCell122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2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2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22" style:family="table-row">
      <style:table-row-properties/>
    </style:style>
    <style:style style:name="TableCell122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22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122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300" style:family="table-column">
      <style:table-column-properties style:column-width="0.531250in"/>
    </style:style>
    <style:style style:name="TableColumn1301" style:family="table-column">
      <style:table-column-properties style:column-width="2.312500in"/>
    </style:style>
    <style:style style:name="TableColumn1302" style:family="table-column">
      <style:table-column-properties style:column-width="3.250000in"/>
    </style:style>
    <style:style style:name="Table13" style:family="table">
      <style:table-properties style:width="6.093750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1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1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2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2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3" style:family="table-row">
      <style:table-row-properties/>
    </style:style>
    <style:style style:name="TableCell1303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3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3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4" style:family="table-row">
      <style:table-row-properties/>
    </style:style>
    <style:style style:name="TableCell1304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4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5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6" style:family="table-row">
      <style:table-row-properties/>
    </style:style>
    <style:style style:name="TableCell1306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6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6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7" style:family="table-row">
      <style:table-row-properties/>
    </style:style>
    <style:style style:name="TableCell130700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701" style:family="table-cell">
      <style:table-cell-properties fo:border-top="0.000694in solid #000000" fo:border-left="0.006944in solid #000000" fo:border-right="0.000694in solid #000000" fo:border-bottom="0.006944in solid #000000" fo:padding-left="0.075000in" fo:padding-right="0.075000in" fo:vertical-align="top" fo:background-color="#ffffff"/>
    </style:style>
    <style:style style:name="TableCell130702" style:family="table-cell">
      <style:table-cell-properties fo:border-top="0.00069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DS – 160 FORM - For US VISA APPOINTMENT</text:span></text:p>
      <text:p text:style-name="P3"><text:span text:style-name="T3"/></text:p>
      <text:p text:style-name="P3"><text:span text:style-name="T4">Important Terms (Please read this first) : </text:span></text:p>
      <text:p text:style-name="P3"><text:span text:style-name="T5"/></text:p>
      <text:list text:style-name="L4">
        <text:list-item>
          <text:p text:style-name="P4"><text:span text:style-name="T6">Please do not leave any row blank. If any row is not applicable, then write NA.</text:span></text:p>
        </text:list-item>
        <text:list-item>
          <text:p text:style-name="P4"><text:span text:style-name="T6">Please call or mail us, if you have any doubts or require any clarifications, before filling the form.</text:span></text:p>
        </text:list-item>
        <text:list-item>
          <text:p text:style-name="P4"><text:span text:style-name="T6">Please send a COMPLETED form with all particulars, do not send an incomplete form.</text:span></text:p>
        </text:list-item>
        <text:list-item>
          <text:p text:style-name="P4"><text:span text:style-name="T6">This DS 160 Form to be filled<text:s text:c="2"/>for each applicant<text:s text:c="2"/>e.g. If two applicants are going for stamping, then 2 Nos. of DS 160 Forms are to be sent to us. (One form per applicant)</text:span></text:p>
        </text:list-item>
        <text:list-item>
          <text:p text:style-name="P4"><text:span text:style-name="T6">Do not use any abbreviations in the form, like M.Sc. (CS). Use full name as “Master of Science (Computer Science)</text:span></text:p>
        </text:list-item>
        <text:list-item>
          <text:p text:style-name="P4"><text:span text:style-name="T6">Maintain similarity in date format (DD-MMM-YYYY) throughout the Form. i.e. 16/04/2009 should be written as 16-Apr-2009 and not in any other format. </text:span></text:p>
        </text:list-item>
        <text:list-item>
          <text:p text:style-name="P4"><text:span text:style-name="T6">For work experience/academic, follow the ascending orders to fill the years and related information</text:span></text:p>
        </text:list-item>
        <text:list-item>
          <text:p text:style-name="P4"><text:span text:style-name="T6">Send the Form and all other attachments, either in PDF or in simple Word document only. Do not send it in CLK or in any other format.</text:span></text:p>
        </text:list-item>
        <text:list-item>
          <text:p text:style-name="P4"><text:span text:style-name="T6">Home Town telephone number with STD code is mandatory. If this is not mentioned, then we will upload as 044-00000000” as your Home Town Telephone number.</text:span></text:p>
        </text:list-item>
      </text:list>
      <text:p text:style-name="P5"><text:span text:style-name="T7"/></text:p>
      <text:p text:style-name="P6"><text:span text:style-name="T8">Personal details of the Applicant:</text:span></text:p>
      <text:p text:style-name="P7"><text:span text:style-name="T9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9"><text:span text:style-name="T10">S.No.</text:span><text:span text:style-name="T11"/></text:p>
          </table:table-cell>
          <table:table-cell table:style-name="TableCell010001">
            <text:p text:style-name="P9"><text:span text:style-name="T12">Particulars</text:span><text:span text:style-name="T13"/></text:p>
          </table:table-cell>
          <table:table-cell table:style-name="TableCell010002">
            <text:p text:style-name="P9"><text:span text:style-name="T13"/></text:p>
          </table:table-cell>
        </table:table-row>
        <table:table-row table:style-name="TableRow0101">
          <table:table-cell table:style-name="TableCell010100">
            <text:p text:style-name="P12"><text:span text:style-name="T14">1</text:span><text:span text:style-name="T15"/></text:p>
          </table:table-cell>
          <table:table-cell table:style-name="TableCell010101">
            <text:p text:style-name="P12"><text:span text:style-name="T16">Surname (As per Passport)</text:span></text:p>
            <text:p text:style-name="P12"><text:span text:style-name="T17"/></text:p>
          </table:table-cell>
          <table:table-cell table:style-name="TableCell010102">
            <text:p text:style-name="P12"><text:span text:style-name="T17">Vayila</text:span></text:p>
          </table:table-cell>
        </table:table-row>
        <table:table-row table:style-name="TableRow0102">
          <table:table-cell table:style-name="TableCell010200">
            <text:p text:style-name="P14"><text:span text:style-name="T18">2</text:span><text:span text:style-name="T19"/></text:p>
          </table:table-cell>
          <table:table-cell table:style-name="TableCell010201">
            <text:p text:style-name="P14"><text:span text:style-name="T20">Given Name (As per Passport)</text:span></text:p>
            <text:p text:style-name="P14"><text:span text:style-name="T21"/></text:p>
          </table:table-cell>
          <table:table-cell table:style-name="TableCell010202">
            <text:p text:style-name="P14"><text:span text:style-name="T21">Babu</text:span></text:p>
          </table:table-cell>
        </table:table-row>
        <table:table-row table:style-name="TableRow0103">
          <table:table-cell table:style-name="TableCell010300">
            <text:p text:style-name="P16"><text:span text:style-name="T22">3</text:span><text:span text:style-name="T23"/></text:p>
          </table:table-cell>
          <table:table-cell table:style-name="TableCell010301">
            <text:p text:style-name="P16"><text:span text:style-name="T24">Other Names Used (Surname/Given Name)</text:span><text:span text:style-name="T25"/></text:p>
          </table:table-cell>
          <table:table-cell table:style-name="TableCell010302">
            <text:p text:style-name="P16"><text:span text:style-name="T25"/></text:p>
          </table:table-cell>
        </table:table-row>
        <table:table-row table:style-name="TableRow0104">
          <table:table-cell table:style-name="TableCell010400">
            <text:p text:style-name="P18"><text:span text:style-name="T26">4</text:span><text:span text:style-name="T27"/></text:p>
          </table:table-cell>
          <table:table-cell table:style-name="TableCell010401">
            <text:p text:style-name="P18"><text:span text:style-name="T28">Sex (Male / Female)</text:span><text:span text:style-name="T29"/></text:p>
          </table:table-cell>
          <table:table-cell table:style-name="TableCell010402">
            <text:p text:style-name="P18"><text:span text:style-name="T29">Male</text:span></text:p>
          </table:table-cell>
        </table:table-row>
        <table:table-row table:style-name="TableRow0105">
          <table:table-cell table:style-name="TableCell010500">
            <text:p text:style-name="P20"><text:span text:style-name="T30">5</text:span><text:span text:style-name="T31"/></text:p>
          </table:table-cell>
          <table:table-cell table:style-name="TableCell010501">
            <text:p text:style-name="P20"><text:span text:style-name="T32">Marital Status (Married / Single (Never Married)/ Widowed / Divorced / Separated</text:span><text:span text:style-name="T33"/></text:p>
          </table:table-cell>
          <table:table-cell table:style-name="TableCell010502">
            <text:p text:style-name="P20"><text:span text:style-name="T33">Single</text:span></text:p>
          </table:table-cell>
        </table:table-row>
        <table:table-row table:style-name="TableRow0106">
          <table:table-cell table:style-name="TableCell010600">
            <text:p text:style-name="P22"><text:span text:style-name="T34">6</text:span><text:span text:style-name="T35"/></text:p>
          </table:table-cell>
          <table:table-cell table:style-name="TableCell010601">
            <text:p text:style-name="P22"><text:span text:style-name="T36">Date of Birth (DD-MMM-YYYY)</text:span></text:p>
            <text:p text:style-name="P22"><text:span text:style-name="T37"/></text:p>
          </table:table-cell>
          <table:table-cell table:style-name="TableCell010602">
            <text:p text:style-name="P22"><text:span text:style-name="T37">05-May-1986</text:span></text:p>
          </table:table-cell>
        </table:table-row>
        <table:table-row table:style-name="TableRow0107">
          <table:table-cell table:style-name="TableCell010700">
            <text:p text:style-name="P24"><text:span text:style-name="T38">7</text:span><text:span text:style-name="T39"/></text:p>
          </table:table-cell>
          <table:table-cell table:style-name="TableCell010701">
            <text:p text:style-name="P24"><text:span text:style-name="T40">Place of Birth (Place, State, Country)</text:span><text:span text:style-name="T41"/></text:p>
          </table:table-cell>
          <table:table-cell table:style-name="TableCell010702">
            <text:p text:style-name="P25"><text:span text:style-name="T42">Thatichetlapalem Village,</text:span></text:p>
            <text:p text:style-name="P25"><text:span text:style-name="T42">Andhra Pradesh State,</text:span></text:p>
            <text:p text:style-name="P25"><text:span text:style-name="T42">India.</text:span><text:span text:style-name="T43"/></text:p>
          </table:table-cell>
        </table:table-row>
        <table:table-row table:style-name="TableRow0108">
          <table:table-cell table:style-name="TableCell010800">
            <text:p text:style-name="P27"><text:span text:style-name="T44">8</text:span><text:span text:style-name="T45"/></text:p>
          </table:table-cell>
          <table:table-cell table:style-name="TableCell010801">
            <text:p text:style-name="P27"><text:span text:style-name="T46">Nationality</text:span><text:span text:style-name="T47"/></text:p>
          </table:table-cell>
          <table:table-cell table:style-name="TableCell010802">
            <text:p text:style-name="P27"><text:span text:style-name="T47">Indian</text:span></text:p>
          </table:table-cell>
        </table:table-row>
        <table:table-row table:style-name="TableRow0109">
          <table:table-cell table:style-name="TableCell010900">
            <text:p text:style-name="P30"><text:span text:style-name="T48">9</text:span><text:span text:style-name="T49"/></text:p>
          </table:table-cell>
          <table:table-cell table:style-name="TableCell010901">
            <text:p text:style-name="P30"><text:span text:style-name="T50">Other Nationalities (If any)</text:span><text:span text:style-name="T51"/></text:p>
          </table:table-cell>
          <table:table-cell table:style-name="TableCell010902">
            <text:p text:style-name="P30"><text:span text:style-name="T51"/></text:p>
          </table:table-cell>
        </table:table-row>
      </table:table>
      <text:p text:style-name="P32"><text:span text:style-name="T51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34"><text:span text:style-name="T52">10</text:span><text:span text:style-name="T53"/></text:p>
          </table:table-cell>
          <table:table-cell table:style-name="TableCell020001">
            <text:p text:style-name="P34"><text:span text:style-name="T54">Home Address<text:s/></text:span><text:span text:style-name="T55">(<text:s/></text:span><text:span text:style-name="T56">Permanent<text:s/></text:span><text:span text:style-name="T57">-as in the Passport) Door No. /Street No.</text:span></text:p>
            <text:p text:style-name="P34"><text:span text:style-name="T58"/></text:p>
          </table:table-cell>
          <table:table-cell table:style-name="TableCell020002">
            <text:p text:style-name="P35"><text:span text:style-name="T59">Thatichetlapalem Village, Bogolu Mandal, Kavali Division, Sri Potti SriRamulu Nellore District,</text:span><text:span text:style-name="T60"/></text:p>
          </table:table-cell>
        </table:table-row>
        <table:table-row table:style-name="TableRow0201">
          <table:table-cell table:style-name="TableCell020100">
            <text:p text:style-name="P38"><text:span text:style-name="T61">11</text:span><text:span text:style-name="T62"/></text:p>
          </table:table-cell>
          <table:table-cell table:style-name="TableCell020101">
            <text:p text:style-name="P38"><text:span text:style-name="T63">City</text:span></text:p>
            <text:p text:style-name="P38"><text:span text:style-name="T64"/></text:p>
          </table:table-cell>
          <table:table-cell table:style-name="TableCell020102">
            <text:p text:style-name="P38"><text:span text:style-name="T64">Nellure</text:span></text:p>
          </table:table-cell>
        </table:table-row>
        <table:table-row table:style-name="TableRow0202">
          <table:table-cell table:style-name="TableCell020200">
            <text:p text:style-name="P40"><text:span text:style-name="T65">12</text:span><text:span text:style-name="T66"/></text:p>
          </table:table-cell>
          <table:table-cell table:style-name="TableCell020201">
            <text:p text:style-name="P40"><text:span text:style-name="T67">State/Province</text:span><text:span text:style-name="T68"/></text:p>
          </table:table-cell>
          <table:table-cell table:style-name="TableCell020202">
            <text:p text:style-name="P40"><text:span text:style-name="T68">Andhra Pradesh</text:span></text:p>
          </table:table-cell>
        </table:table-row>
        <table:table-row table:style-name="TableRow0203">
          <table:table-cell table:style-name="TableCell020300">
            <text:p text:style-name="P42"><text:span text:style-name="T69">13</text:span><text:span text:style-name="T70"/></text:p>
          </table:table-cell>
          <table:table-cell table:style-name="TableCell020301">
            <text:p text:style-name="P42"><text:span text:style-name="T71">Postal Zone</text:span></text:p>
            <text:p text:style-name="P42"><text:span text:style-name="T72"/></text:p>
          </table:table-cell>
          <table:table-cell table:style-name="TableCell020302">
            <text:p text:style-name="P42"><text:span text:style-name="T72"/></text:p>
          </table:table-cell>
        </table:table-row>
        <table:table-row table:style-name="TableRow0204">
          <table:table-cell table:style-name="TableCell020400">
            <text:p text:style-name="P44"><text:span text:style-name="T73">14</text:span><text:span text:style-name="T74"/></text:p>
          </table:table-cell>
          <table:table-cell table:style-name="TableCell020401">
            <text:p text:style-name="P44"><text:span text:style-name="T75">Country</text:span><text:span text:style-name="T76"/></text:p>
          </table:table-cell>
          <table:table-cell table:style-name="TableCell020402">
            <text:p text:style-name="P44"><text:span text:style-name="T76">India</text:span></text:p>
          </table:table-cell>
        </table:table-row>
        <table:table-row table:style-name="TableRow0205">
          <table:table-cell table:style-name="TableCell020500">
            <text:p text:style-name="P47"><text:span text:style-name="T77">15</text:span><text:span text:style-name="T78"/></text:p>
          </table:table-cell>
          <table:table-cell table:style-name="TableCell020501">
            <text:p text:style-name="P47"><text:span text:style-name="T79">Home Address(<text:s/></text:span><text:span text:style-name="T80">P</text:span><text:span text:style-name="T81">resent)</text:span><text:span text:style-name="T82">Door no./street no.</text:span></text:p>
            <text:p text:style-name="P47"><text:span text:style-name="T83"/></text:p>
          </table:table-cell>
          <table:table-cell table:style-name="TableCell020502">
            <text:p text:style-name="P48"><text:span text:style-name="T84">NO 19/A, Gandhi Street, Pillayar Kovil, Taramani.</text:span><text:span text:style-name="T85"/></text:p>
          </table:table-cell>
        </table:table-row>
        <table:table-row table:style-name="TableRow0206">
          <table:table-cell table:style-name="TableCell020600">
            <text:p text:style-name="P50"><text:span text:style-name="T86">16</text:span><text:span text:style-name="T87"/></text:p>
          </table:table-cell>
          <table:table-cell table:style-name="TableCell020601">
            <text:p text:style-name="P50"><text:span text:style-name="T88">City</text:span><text:span text:style-name="T89"/></text:p>
          </table:table-cell>
          <table:table-cell table:style-name="TableCell020602">
            <text:p text:style-name="P50"><text:span text:style-name="T89">Chennai</text:span></text:p>
          </table:table-cell>
        </table:table-row>
        <table:table-row table:style-name="TableRow0207">
          <table:table-cell table:style-name="TableCell020700">
            <text:p text:style-name="P52"><text:span text:style-name="T90">17</text:span><text:span text:style-name="T91"/></text:p>
          </table:table-cell>
          <table:table-cell table:style-name="TableCell020701">
            <text:p text:style-name="P52"><text:span text:style-name="T92">State/Province</text:span><text:span text:style-name="T93"/></text:p>
          </table:table-cell>
          <table:table-cell table:style-name="TableCell020702">
            <text:p text:style-name="P52"><text:span text:style-name="T93">Tamilnadu</text:span></text:p>
          </table:table-cell>
        </table:table-row>
        <table:table-row table:style-name="TableRow0208">
          <table:table-cell table:style-name="TableCell020800">
            <text:p text:style-name="P55"><text:span text:style-name="T94">18</text:span><text:span text:style-name="T95"/></text:p>
          </table:table-cell>
          <table:table-cell table:style-name="TableCell020801">
            <text:p text:style-name="P55"><text:span text:style-name="T96">Mobile/Cell Phone Number </text:span></text:p>
            <text:p text:style-name="P55"><text:span text:style-name="T96">* Mandatory<text:s/></text:span><text:span text:style-name="T97"/></text:p>
          </table:table-cell>
          <table:table-cell table:style-name="TableCell020802">
            <text:p text:style-name="P55"><text:span text:style-name="T97">8122919448</text:span></text:p>
          </table:table-cell>
        </table:table-row>
        <table:table-row table:style-name="TableRow0209">
          <table:table-cell table:style-name="TableCell020900">
            <text:p text:style-name="P58"><text:span text:style-name="T98">19</text:span><text:span text:style-name="T99"/></text:p>
          </table:table-cell>
          <table:table-cell table:style-name="TableCell020901">
            <text:p text:style-name="P58"><text:span text:style-name="T100">Home Phone Number (with STD) * Mandatory</text:span><text:span text:style-name="T101"/></text:p>
          </table:table-cell>
          <table:table-cell table:style-name="TableCell020902">
            <text:p text:style-name="P58"><text:span text:style-name="T101">8122919448</text:span></text:p>
          </table:table-cell>
        </table:table-row>
        <table:table-row table:style-name="TableRow0210">
          <table:table-cell table:style-name="TableCell021000">
            <text:p text:style-name="P61"><text:span text:style-name="T102">20</text:span><text:span text:style-name="T103"/></text:p>
          </table:table-cell>
          <table:table-cell table:style-name="TableCell021001">
            <text:p text:style-name="P61"><text:span text:style-name="T104">Email Address:</text:span></text:p>
            <text:p text:style-name="P61"><text:span text:style-name="T105"/></text:p>
          </table:table-cell>
          <table:table-cell table:style-name="TableCell021002">
            <text:p text:style-name="P61"><text:span text:style-name="T105">babuvayila@gmail.com</text:span></text:p>
          </table:table-cell>
        </table:table-row>
      </table:table>
      <text:p text:style-name="P63"><text:span text:style-name="T105"/></text:p>
      <text:p text:style-name="P63"><text:span text:style-name="T106">Passport Information:</text:span></text:p>
      <text:p text:style-name="P63"><text:span text:style-name="T107"/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65"><text:span text:style-name="T108">1</text:span><text:span text:style-name="T109"/></text:p>
          </table:table-cell>
          <table:table-cell table:style-name="TableCell030001">
            <text:p text:style-name="P65"><text:span text:style-name="T110">Passport Number</text:span></text:p>
            <text:p text:style-name="P65"><text:span text:style-name="T111"/></text:p>
          </table:table-cell>
          <table:table-cell table:style-name="TableCell030002">
            <text:p text:style-name="P65"><text:span text:style-name="T111">J5497721</text:span></text:p>
          </table:table-cell>
        </table:table-row>
        <table:table-row table:style-name="TableRow0301">
          <table:table-cell table:style-name="TableCell030100">
            <text:p text:style-name="P68"><text:span text:style-name="T112">2</text:span><text:span text:style-name="T113"/></text:p>
          </table:table-cell>
          <table:table-cell table:style-name="TableCell030101">
            <text:p text:style-name="P68"><text:span text:style-name="T114">Country/Authority that Issued Passport</text:span><text:span text:style-name="T115"/></text:p>
          </table:table-cell>
          <table:table-cell table:style-name="TableCell030102">
            <text:p text:style-name="P68"><text:span text:style-name="T115">India</text:span></text:p>
          </table:table-cell>
        </table:table-row>
        <table:table-row table:style-name="TableRow0302">
          <table:table-cell table:style-name="TableCell030200">
            <text:p text:style-name="P70"><text:span text:style-name="T116">3</text:span><text:span text:style-name="T117"/></text:p>
          </table:table-cell>
          <table:table-cell table:style-name="TableCell030201">
            <text:p text:style-name="P70"><text:span text:style-name="T118">City Where Issued</text:span></text:p>
            <text:p text:style-name="P70"><text:span text:style-name="T119"/></text:p>
          </table:table-cell>
          <table:table-cell table:style-name="TableCell030202">
            <text:p text:style-name="P70"><text:span text:style-name="T119">S.P.S.R.Nellure</text:span></text:p>
          </table:table-cell>
        </table:table-row>
        <table:table-row table:style-name="TableRow0303">
          <table:table-cell table:style-name="TableCell030300">
            <text:p text:style-name="P72"><text:span text:style-name="T120">4</text:span><text:span text:style-name="T121"/></text:p>
          </table:table-cell>
          <table:table-cell table:style-name="TableCell030301">
            <text:p text:style-name="P72"><text:span text:style-name="T122">State/Province Where Issued</text:span></text:p>
            <text:p text:style-name="P72"><text:span text:style-name="T123"/></text:p>
          </table:table-cell>
          <table:table-cell table:style-name="TableCell030302">
            <text:p text:style-name="P72"><text:span text:style-name="T123">Andhra Pradesh</text:span></text:p>
          </table:table-cell>
        </table:table-row>
        <table:table-row table:style-name="TableRow0304">
          <table:table-cell table:style-name="TableCell030400">
            <text:p text:style-name="P74"><text:span text:style-name="T124">5</text:span><text:span text:style-name="T125"/></text:p>
          </table:table-cell>
          <table:table-cell table:style-name="TableCell030401">
            <text:p text:style-name="P74"><text:span text:style-name="T126">Country Where Issued</text:span></text:p>
            <text:p text:style-name="P74"><text:span text:style-name="T127"/></text:p>
          </table:table-cell>
          <table:table-cell table:style-name="TableCell030402">
            <text:p text:style-name="P74"><text:span text:style-name="T127">India</text:span></text:p>
          </table:table-cell>
        </table:table-row>
        <table:table-row table:style-name="TableRow0305">
          <table:table-cell table:style-name="TableCell030500">
            <text:p text:style-name="P76"><text:span text:style-name="T128">6</text:span><text:span text:style-name="T129"/></text:p>
          </table:table-cell>
          <table:table-cell table:style-name="TableCell030501">
            <text:p text:style-name="P76"><text:span text:style-name="T130">Issuance Date (DD-MMM-YYYY)</text:span></text:p>
            <text:p text:style-name="P76"><text:span text:style-name="T131"/></text:p>
          </table:table-cell>
          <table:table-cell table:style-name="TableCell030502">
            <text:p text:style-name="P76"><text:span text:style-name="T131">13-Jul-2011</text:span></text:p>
          </table:table-cell>
        </table:table-row>
        <table:table-row table:style-name="TableRow0306">
          <table:table-cell table:style-name="TableCell030600">
            <text:p text:style-name="P78"><text:span text:style-name="T132">7</text:span><text:span text:style-name="T133"/></text:p>
          </table:table-cell>
          <table:table-cell table:style-name="TableCell030601">
            <text:p text:style-name="P78"><text:span text:style-name="T134">Expiration Date (DD-MMM-YYYY)</text:span></text:p>
            <text:p text:style-name="P78"><text:span text:style-name="T135"/></text:p>
          </table:table-cell>
          <table:table-cell table:style-name="TableCell030602">
            <text:p text:style-name="P78"><text:span text:style-name="T135">12-Jul-2021</text:span></text:p>
          </table:table-cell>
        </table:table-row>
        <table:table-row table:style-name="TableRow0307">
          <table:table-cell table:style-name="TableCell030700">
            <text:p text:style-name="P80"><text:span text:style-name="T136">8</text:span><text:span text:style-name="T137"/></text:p>
          </table:table-cell>
          <table:table-cell table:style-name="TableCell030701">
            <text:p text:style-name="P80"><text:span text:style-name="T138">Have you ever lost a passport or had one stolen? If yes, pl. explain</text:span></text:p>
            <text:p text:style-name="P80"><text:span text:style-name="T139"/></text:p>
          </table:table-cell>
          <table:table-cell table:style-name="TableCell030702">
            <text:p text:style-name="P80"><text:span text:style-name="T139"/></text:p>
          </table:table-cell>
        </table:table-row>
      </table:table>
      <text:p text:style-name="P82"><text:span text:style-name="T139"/></text:p>
      <text:p text:style-name="P82"><text:span text:style-name="T139"/></text:p>
      <text:p text:style-name="P82"><text:span text:style-name="T140">Travel to Information to United States, if any:</text:span></text:p>
      <text:p text:style-name="P82"><text:span text:style-name="T141"/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>
            <text:p text:style-name="P84"><text:span text:style-name="T142">1</text:span><text:span text:style-name="T143"/></text:p>
          </table:table-cell>
          <table:table-cell table:style-name="TableCell040001">
            <text:p text:style-name="P84"><text:span text:style-name="T144">Have you ever been in the U.S.? (Say Yes or No)</text:span><text:span text:style-name="T145"/></text:p>
          </table:table-cell>
          <table:table-cell table:style-name="TableCell040002">
            <text:p text:style-name="P84"><text:span text:style-name="T145">No</text:span></text:p>
          </table:table-cell>
        </table:table-row>
        <table:table-row table:style-name="TableRow0401">
          <table:table-cell table:style-name="TableCell040100">
            <text:p text:style-name="P87"><text:span text:style-name="T146">2</text:span><text:span text:style-name="T147"/></text:p>
          </table:table-cell>
          <table:table-cell table:style-name="TableCell040101">
            <text:p text:style-name="P87"><text:span text:style-name="T148">If Yes, Previous U.S. Visits in the last 5 years :-</text:span></text:p>
            <text:p text:style-name="P87"><text:span text:style-name="T148">1) Travel Date of Arrival :</text:span></text:p>
            <text:p text:style-name="P87"><text:span text:style-name="T148"><text:s text:c="5"/>Length of stay (In<text:s text:c="2"/></text:span></text:p>
            <text:p text:style-name="P87"><text:span text:style-name="T148"><text:s text:c="5"/>months) : </text:span></text:p>
            <text:p text:style-name="P87"><text:span text:style-name="T148">2) Travel Date of Arrival :</text:span></text:p>
            <text:p text:style-name="P87"><text:span text:style-name="T148"><text:s text:c="5"/>Length of stay (In<text:s text:c="2"/></text:span></text:p>
            <text:p text:style-name="P87"><text:span text:style-name="T148"><text:s text:c="5"/>months) :</text:span></text:p>
            <text:p text:style-name="P87"><text:span text:style-name="T149">(Attach a separate sheet if necessary)</text:span><text:span text:style-name="T150"/></text:p>
          </table:table-cell>
          <table:table-cell table:style-name="TableCell040102">
            <text:p text:style-name="P87"><text:span text:style-name="T150"/></text:p>
          </table:table-cell>
        </table:table-row>
        <table:table-row table:style-name="TableRow0402">
          <table:table-cell table:style-name="TableCell040200">
            <text:p text:style-name="P89"><text:span text:style-name="T151">3</text:span><text:span text:style-name="T152"/></text:p>
          </table:table-cell>
          <table:table-cell table:style-name="TableCell040201">
            <text:p text:style-name="P89"><text:span text:style-name="T153">Do you or did you hold a U.S. Driver's License?</text:span><text:span text:style-name="T154"/></text:p>
          </table:table-cell>
          <table:table-cell table:style-name="TableCell040202">
            <text:p text:style-name="P89"><text:span text:style-name="T154">No</text:span></text:p>
          </table:table-cell>
        </table:table-row>
        <table:table-row table:style-name="TableRow0403">
          <table:table-cell table:style-name="TableCell040300">
            <text:p text:style-name="P91"><text:span text:style-name="T155">4</text:span><text:span text:style-name="T156"/></text:p>
          </table:table-cell>
          <table:table-cell table:style-name="TableCell040301">
            <text:p text:style-name="P91"><text:span text:style-name="T157">If Yes,<text:s/></text:span><text:span text:style-name="T158"/></text:p>
          </table:table-cell>
          <table:table-cell table:style-name="TableCell040302">
            <text:p text:style-name="P91"><text:span text:style-name="T158"/></text:p>
          </table:table-cell>
        </table:table-row>
        <table:table-row table:style-name="TableRow0404">
          <table:table-cell table:style-name="TableCell040400">
            <text:p text:style-name="P93"><text:span text:style-name="T159">5</text:span><text:span text:style-name="T160"/></text:p>
          </table:table-cell>
          <table:table-cell table:style-name="TableCell040401">
            <text:p text:style-name="P93"><text:span text:style-name="T161">Have you ever been issued a U.S. Visa?</text:span><text:span text:style-name="T162"/></text:p>
          </table:table-cell>
          <table:table-cell table:style-name="TableCell040402">
            <text:p text:style-name="P93"><text:span text:style-name="T162">No</text:span></text:p>
          </table:table-cell>
        </table:table-row>
        <table:table-row table:style-name="TableRow0405">
          <table:table-cell table:style-name="TableCell040500">
            <text:p text:style-name="P95"><text:span text:style-name="T163">6</text:span><text:span text:style-name="T164"/></text:p>
          </table:table-cell>
          <table:table-cell table:style-name="TableCell040501">
            <text:p text:style-name="P95"><text:span text:style-name="T165">Date Last Visa was Issued</text:span></text:p>
            <text:p text:style-name="P95"><text:span text:style-name="T166"/></text:p>
          </table:table-cell>
          <table:table-cell table:style-name="TableCell040502">
            <text:p text:style-name="P95"><text:span text:style-name="T166"/></text:p>
          </table:table-cell>
        </table:table-row>
        <table:table-row table:style-name="TableRow0406">
          <table:table-cell table:style-name="TableCell040600">
            <text:p text:style-name="P97"><text:span text:style-name="T167">7</text:span><text:span text:style-name="T168"/></text:p>
          </table:table-cell>
          <table:table-cell table:style-name="TableCell040601">
            <text:p text:style-name="P97"><text:span text:style-name="T169">Visa Number (8 digit number printed in red)</text:span><text:span text:style-name="T170"/></text:p>
          </table:table-cell>
          <table:table-cell table:style-name="TableCell040602">
            <text:p text:style-name="P97"><text:span text:style-name="T170"/></text:p>
          </table:table-cell>
        </table:table-row>
        <table:table-row table:style-name="TableRow0407">
          <table:table-cell table:style-name="TableCell040700">
            <text:p text:style-name="P99"><text:span text:style-name="T171">8</text:span><text:span text:style-name="T172"/></text:p>
          </table:table-cell>
          <table:table-cell table:style-name="TableCell040701">
            <text:p text:style-name="P99"><text:span text:style-name="T173">Have your U.S. Visa ever been lost or stolen?</text:span></text:p>
            <text:p text:style-name="P99"><text:span text:style-name="T174"/></text:p>
          </table:table-cell>
          <table:table-cell table:style-name="TableCell040702">
            <text:p text:style-name="P99"><text:span text:style-name="T174">No</text:span></text:p>
          </table:table-cell>
        </table:table-row>
        <table:table-row table:style-name="TableRow0408">
          <table:table-cell table:style-name="TableCell040800">
            <text:p text:style-name="P101"><text:span text:style-name="T175">9</text:span><text:span text:style-name="T176"/></text:p>
          </table:table-cell>
          <table:table-cell table:style-name="TableCell040801">
            <text:p text:style-name="P101"><text:span text:style-name="T177">Have your U.S. Visa ever been cancelled or revoked?</text:span><text:span text:style-name="T178"/></text:p>
          </table:table-cell>
          <table:table-cell table:style-name="TableCell040802">
            <text:p text:style-name="P101"><text:span text:style-name="T178">No</text:span></text:p>
          </table:table-cell>
        </table:table-row>
        <table:table-row table:style-name="TableRow0409">
          <table:table-cell table:style-name="TableCell040900">
            <text:p text:style-name="P103"><text:span text:style-name="T179">10</text:span><text:span text:style-name="T180"/></text:p>
          </table:table-cell>
          <table:table-cell table:style-name="TableCell040901">
            <text:p text:style-name="P103"><text:span text:style-name="T181">Have you ever been refused a U.S. Visa, been refused admission to the United States, or withdrawn your application for admission at the point of entry?</text:span></text:p>
            <text:p text:style-name="P103"><text:span text:style-name="T182"/></text:p>
          </table:table-cell>
          <table:table-cell table:style-name="TableCell040902">
            <text:p text:style-name="P103"><text:span text:style-name="T182"/></text:p>
          </table:table-cell>
        </table:table-row>
      </table:table>
      <text:p text:style-name="P105"><text:span text:style-name="T182"/></text:p>
      <text:p text:style-name="P105"><text:span text:style-name="T183">Address where you will stay in U.S.</text:span></text:p>
      <text:p text:style-name="P105"><text:span text:style-name="T184"/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>
            <text:p text:style-name="P107"><text:span text:style-name="T185">1</text:span><text:span text:style-name="T186"/></text:p>
          </table:table-cell>
          <table:table-cell table:style-name="TableCell050001">
            <text:p text:style-name="P107"><text:span text:style-name="T187">Home Address With Door No. /Street No. (abroad)</text:span><text:span text:style-name="T188"/></text:p>
          </table:table-cell>
          <table:table-cell table:style-name="TableCell050002">
            <text:p text:style-name="P107"><text:span text:style-name="T188"/></text:p>
          </table:table-cell>
        </table:table-row>
        <table:table-row table:style-name="TableRow0501">
          <table:table-cell table:style-name="TableCell050100">
            <text:p text:style-name="P110"><text:span text:style-name="T189">2</text:span><text:span text:style-name="T190"/></text:p>
          </table:table-cell>
          <table:table-cell table:style-name="TableCell050101">
            <text:p text:style-name="P110"><text:span text:style-name="T191">City</text:span><text:span text:style-name="T192"/></text:p>
          </table:table-cell>
          <table:table-cell table:style-name="TableCell050102">
            <text:p text:style-name="P110"><text:span text:style-name="T192"/></text:p>
          </table:table-cell>
        </table:table-row>
        <table:table-row table:style-name="TableRow0502">
          <table:table-cell table:style-name="TableCell050200">
            <text:p text:style-name="P112"><text:span text:style-name="T193">3</text:span><text:span text:style-name="T194"/></text:p>
          </table:table-cell>
          <table:table-cell table:style-name="TableCell050201">
            <text:p text:style-name="P112"><text:span text:style-name="T195">State/Province</text:span><text:span text:style-name="T196"/></text:p>
          </table:table-cell>
          <table:table-cell table:style-name="TableCell050202">
            <text:p text:style-name="P112"><text:span text:style-name="T196"/></text:p>
          </table:table-cell>
        </table:table-row>
        <table:table-row table:style-name="TableRow0503">
          <table:table-cell table:style-name="TableCell050300">
            <text:p text:style-name="P114"><text:span text:style-name="T197">4</text:span><text:span text:style-name="T198"/></text:p>
          </table:table-cell>
          <table:table-cell table:style-name="TableCell050301">
            <text:p text:style-name="P114"><text:span text:style-name="T199">Postal Zone/ZIP Code</text:span><text:span text:style-name="T200"/></text:p>
          </table:table-cell>
          <table:table-cell table:style-name="TableCell050302">
            <text:p text:style-name="P114"><text:span text:style-name="T200"/></text:p>
          </table:table-cell>
        </table:table-row>
        <table:table-row table:style-name="TableRow0504">
          <table:table-cell table:style-name="TableCell050400">
            <text:p text:style-name="P116"><text:span text:style-name="T201">5</text:span><text:span text:style-name="T202"/></text:p>
          </table:table-cell>
          <table:table-cell table:style-name="TableCell050401">
            <text:p text:style-name="P116"><text:span text:style-name="T203">Country</text:span><text:span text:style-name="T204"/></text:p>
          </table:table-cell>
          <table:table-cell table:style-name="TableCell050402">
            <text:p text:style-name="P116"><text:span text:style-name="T204"/></text:p>
          </table:table-cell>
        </table:table-row>
        <table:table-row table:style-name="TableRow0505">
          <table:table-cell table:style-name="TableCell050500">
            <text:p text:style-name="P118"><text:span text:style-name="T205">6</text:span><text:span text:style-name="T206"/></text:p>
          </table:table-cell>
          <table:table-cell table:style-name="TableCell050501">
            <text:p text:style-name="P118"><text:span text:style-name="T207"><text:s/>Phone no. of the contact person in the US </text:span></text:p>
            <text:p text:style-name="P118"><text:span text:style-name="T208"/></text:p>
          </table:table-cell>
          <table:table-cell table:style-name="TableCell050502">
            <text:p text:style-name="P118"><text:span text:style-name="T208"/></text:p>
          </table:table-cell>
        </table:table-row>
        <table:table-row table:style-name="TableRow0506">
          <table:table-cell table:style-name="TableCell050600">
            <text:p text:style-name="P120"><text:span text:style-name="T209">7</text:span><text:span text:style-name="T210"/></text:p>
          </table:table-cell>
          <table:table-cell table:style-name="TableCell050601">
            <text:p text:style-name="P120"><text:span text:style-name="T211">Contact phone no. U.S. Mobile/Cell<text:s/></text:span><text:span text:style-name="T212"/></text:p>
          </table:table-cell>
          <table:table-cell table:style-name="TableCell050602">
            <text:p text:style-name="P120"><text:span text:style-name="T212"/></text:p>
          </table:table-cell>
        </table:table-row>
      </table:table>
      <text:p text:style-name="P122"><text:span text:style-name="T212"/></text:p>
      <text:p text:style-name="P122"><text:span text:style-name="T213">Travel to Information to any other Country other than United States, if any:</text:span></text:p>
      <text:p text:style-name="P122"><text:span text:style-name="T214"/></text:p>
      <text:p text:style-name="P122"><text:span text:style-name="T214"/></text:p>
      <table:table table:style-name="Table06">
        <table:table-column table:style-name="TableColumn0600"/>
        <table:table-column table:style-name="TableColumn0601"/>
        <table:table-column table:style-name="TableColumn0602"/>
        <table:table-row table:style-name="TableRow0600">
          <table:table-cell table:style-name="TableCell060000">
            <text:p text:style-name="P124"><text:span text:style-name="T215">1.</text:span><text:span text:style-name="T216"/></text:p>
          </table:table-cell>
          <table:table-cell table:style-name="TableCell060001">
            <text:p text:style-name="P124"><text:span text:style-name="T217">Name of the Country visited</text:span></text:p>
            <text:p text:style-name="P124"><text:span text:style-name="T218"/></text:p>
          </table:table-cell>
          <table:table-cell table:style-name="TableCell060002">
            <text:p text:style-name="P124"><text:span text:style-name="T218"/></text:p>
          </table:table-cell>
        </table:table-row>
        <table:table-row table:style-name="TableRow0601">
          <table:table-cell table:style-name="TableCell060100">
            <text:p text:style-name="P127"><text:span text:style-name="T219">2</text:span><text:span text:style-name="T220"/></text:p>
          </table:table-cell>
          <table:table-cell table:style-name="TableCell060101">
            <text:p text:style-name="P127"><text:span text:style-name="T221">Visa No.</text:span></text:p>
            <text:p text:style-name="P127"><text:span text:style-name="T222"/></text:p>
          </table:table-cell>
          <table:table-cell table:style-name="TableCell060102">
            <text:p text:style-name="P127"><text:span text:style-name="T222"/></text:p>
          </table:table-cell>
        </table:table-row>
        <table:table-row table:style-name="TableRow0602">
          <table:table-cell table:style-name="TableCell060200">
            <text:p text:style-name="P129"><text:span text:style-name="T223">4.</text:span><text:span text:style-name="T224"/></text:p>
          </table:table-cell>
          <table:table-cell table:style-name="TableCell060201">
            <text:p text:style-name="P129"><text:span text:style-name="T225">Date of Departure</text:span></text:p>
            <text:p text:style-name="P129"><text:span text:style-name="T226"/></text:p>
          </table:table-cell>
          <table:table-cell table:style-name="TableCell060202">
            <text:p text:style-name="P129"><text:span text:style-name="T226"/></text:p>
          </table:table-cell>
        </table:table-row>
        <table:table-row table:style-name="TableRow0603">
          <table:table-cell table:style-name="TableCell060300">
            <text:p text:style-name="P131"><text:span text:style-name="T227">5.</text:span><text:span text:style-name="T228"/></text:p>
          </table:table-cell>
          <table:table-cell table:style-name="TableCell060301">
            <text:p text:style-name="P131"><text:span text:style-name="T229">Date of Arrival</text:span></text:p>
            <text:p text:style-name="P131"><text:span text:style-name="T230"/></text:p>
          </table:table-cell>
          <table:table-cell table:style-name="TableCell060302">
            <text:p text:style-name="P131"><text:span text:style-name="T230"/></text:p>
          </table:table-cell>
        </table:table-row>
        <table:table-row table:style-name="TableRow0604">
          <table:table-cell table:style-name="TableCell060400">
            <text:p text:style-name="P133"><text:span text:style-name="T231">6.</text:span><text:span text:style-name="T232"/></text:p>
          </table:table-cell>
          <table:table-cell table:style-name="TableCell060401">
            <text:p text:style-name="P133"><text:span text:style-name="T233">Duration of stay</text:span></text:p>
            <text:p text:style-name="P133"><text:span text:style-name="T234"/></text:p>
          </table:table-cell>
          <table:table-cell table:style-name="TableCell060402">
            <text:p text:style-name="P133"><text:span text:style-name="T234"/></text:p>
          </table:table-cell>
        </table:table-row>
        <table:table-row table:style-name="TableRow0605">
          <table:table-cell table:style-name="TableCell060500">
            <text:p text:style-name="P135"><text:span text:style-name="T235">7.<text:s/></text:span><text:span text:style-name="T236"/></text:p>
          </table:table-cell>
          <table:table-cell table:style-name="TableCell060501">
            <text:p text:style-name="P135"><text:span text:style-name="T237">Extension of stay, if any, specifiy</text:span><text:span text:style-name="T238"/></text:p>
          </table:table-cell>
          <table:table-cell table:style-name="TableCell060502">
            <text:p text:style-name="P135"><text:span text:style-name="T238"/></text:p>
          </table:table-cell>
        </table:table-row>
      </table:table>
      <text:p text:style-name="P137"><text:span text:style-name="T238"/></text:p>
      <text:p text:style-name="P137"><text:span text:style-name="T238"/></text:p>
      <text:p text:style-name="P137"><text:span text:style-name="T239">Family Information:</text:span></text:p>
      <text:p text:style-name="P137"><text:span text:style-name="T240"/></text:p>
      <table:table table:style-name="Table07">
        <table:table-column table:style-name="TableColumn0700"/>
        <table:table-column table:style-name="TableColumn0701"/>
        <table:table-column table:style-name="TableColumn0702"/>
        <table:table-row table:style-name="TableRow0700">
          <table:table-cell table:style-name="TableCell070000">
            <text:p text:style-name="P139"><text:span text:style-name="T241">1</text:span><text:span text:style-name="T242"/></text:p>
          </table:table-cell>
          <table:table-cell table:style-name="TableCell070001">
            <text:p text:style-name="P139"><text:span text:style-name="T243">Father's Surname:</text:span></text:p>
            <text:p text:style-name="P139"><text:span text:style-name="T244"/></text:p>
          </table:table-cell>
          <table:table-cell table:style-name="TableCell070002">
            <text:p text:style-name="P139"><text:span text:style-name="T244">Vayila</text:span></text:p>
          </table:table-cell>
        </table:table-row>
        <table:table-row table:style-name="TableRow0701">
          <table:table-cell table:style-name="TableCell070100">
            <text:p text:style-name="P142"><text:span text:style-name="T245">2</text:span><text:span text:style-name="T246"/></text:p>
          </table:table-cell>
          <table:table-cell table:style-name="TableCell070101">
            <text:p text:style-name="P142"><text:span text:style-name="T247">Father's Given Name</text:span></text:p>
            <text:p text:style-name="P142"><text:span text:style-name="T248"/></text:p>
          </table:table-cell>
          <table:table-cell table:style-name="TableCell070102">
            <text:p text:style-name="P142"><text:span text:style-name="T248">Gopal</text:span></text:p>
          </table:table-cell>
        </table:table-row>
        <table:table-row table:style-name="TableRow0702">
          <table:table-cell table:style-name="TableCell070200">
            <text:p text:style-name="P144"><text:span text:style-name="T249">3</text:span><text:span text:style-name="T250"/></text:p>
          </table:table-cell>
          <table:table-cell table:style-name="TableCell070201">
            <text:p text:style-name="P144"><text:span text:style-name="T251">Father's Date of Birth (DD-MMM-YYYY)</text:span><text:span text:style-name="T252"/></text:p>
          </table:table-cell>
          <table:table-cell table:style-name="TableCell070202">
            <text:p text:style-name="P144"><text:span text:style-name="T252"/></text:p>
          </table:table-cell>
        </table:table-row>
        <table:table-row table:style-name="TableRow0703">
          <table:table-cell table:style-name="TableCell070300">
            <text:p text:style-name="P146"><text:span text:style-name="T253">4</text:span><text:span text:style-name="T254"/></text:p>
          </table:table-cell>
          <table:table-cell table:style-name="TableCell070301">
            <text:p text:style-name="P146"><text:span text:style-name="T255">Is your father in the U.S.?</text:span></text:p>
            <text:p text:style-name="P146"><text:span text:style-name="T256"/></text:p>
          </table:table-cell>
          <table:table-cell table:style-name="TableCell070302">
            <text:p text:style-name="P146"><text:span text:style-name="T256">No</text:span></text:p>
          </table:table-cell>
        </table:table-row>
        <table:table-row table:style-name="TableRow0704">
          <table:table-cell table:style-name="TableCell070400">
            <text:p text:style-name="P148"><text:span text:style-name="T257">5</text:span><text:span text:style-name="T258"/></text:p>
          </table:table-cell>
          <table:table-cell table:style-name="TableCell070401">
            <text:p text:style-name="P148"><text:span text:style-name="T259">Mother's Surname</text:span></text:p>
            <text:p text:style-name="P148"><text:span text:style-name="T260"/></text:p>
          </table:table-cell>
          <table:table-cell table:style-name="TableCell070402">
            <text:p text:style-name="P148"><text:span text:style-name="T260">Vayila</text:span></text:p>
          </table:table-cell>
        </table:table-row>
        <table:table-row table:style-name="TableRow0705">
          <table:table-cell table:style-name="TableCell070500">
            <text:p text:style-name="P150"><text:span text:style-name="T261">6</text:span><text:span text:style-name="T262"/></text:p>
          </table:table-cell>
          <table:table-cell table:style-name="TableCell070501">
            <text:p text:style-name="P150"><text:span text:style-name="T263">Mother's Given Name</text:span></text:p>
            <text:p text:style-name="P150"><text:span text:style-name="T264"/></text:p>
          </table:table-cell>
          <table:table-cell table:style-name="TableCell070502">
            <text:p text:style-name="P150"><text:span text:style-name="T264">Parvathamma</text:span></text:p>
          </table:table-cell>
        </table:table-row>
        <table:table-row table:style-name="TableRow0706">
          <table:table-cell table:style-name="TableCell070600">
            <text:p text:style-name="P152"><text:span text:style-name="T265">7</text:span><text:span text:style-name="T266"/></text:p>
          </table:table-cell>
          <table:table-cell table:style-name="TableCell070601">
            <text:p text:style-name="P152"><text:span text:style-name="T267">Mother's Date of Birth(DD-MM-YYYY)</text:span><text:span text:style-name="T268"/></text:p>
          </table:table-cell>
          <table:table-cell table:style-name="TableCell070602">
            <text:p text:style-name="P152"><text:span text:style-name="T268"/></text:p>
          </table:table-cell>
        </table:table-row>
        <table:table-row table:style-name="TableRow0707">
          <table:table-cell table:style-name="TableCell070700">
            <text:p text:style-name="P154"><text:span text:style-name="T269">8</text:span><text:span text:style-name="T270"/></text:p>
          </table:table-cell>
          <table:table-cell table:style-name="TableCell070701">
            <text:p text:style-name="P154"><text:span text:style-name="T271">Is your mother in the U.S.?</text:span></text:p>
            <text:p text:style-name="P154"><text:span text:style-name="T272"/></text:p>
          </table:table-cell>
          <table:table-cell table:style-name="TableCell070702">
            <text:p text:style-name="P154"><text:span text:style-name="T272">No</text:span></text:p>
          </table:table-cell>
        </table:table-row>
        <table:table-row table:style-name="TableRow0708">
          <table:table-cell table:style-name="TableCell070800">
            <text:p text:style-name="P156"><text:span text:style-name="T273">9</text:span><text:span text:style-name="T274"/></text:p>
          </table:table-cell>
          <table:table-cell table:style-name="TableCell070801">
            <text:p text:style-name="P156"><text:span text:style-name="T275">Do you have any below mentioned immediate relatives in the U.S.</text:span></text:p>
            <text:p text:style-name="P156"><text:span text:style-name="T275">Husband/wife/Father/Mother/Fiance/Fiancee/Son/Daughter Brother /Sister</text:span></text:p>
            <text:p text:style-name="P156"><text:span text:style-name="T276"/></text:p>
          </table:table-cell>
          <table:table-cell table:style-name="TableCell070802">
            <text:p text:style-name="P156"><text:span text:style-name="T276">No</text:span></text:p>
          </table:table-cell>
        </table:table-row>
        <table:table-row table:style-name="TableRow0709">
          <table:table-cell table:style-name="TableCell070900">
            <text:p text:style-name="P158"><text:span text:style-name="T277">10</text:span><text:span text:style-name="T278"/></text:p>
          </table:table-cell>
          <table:table-cell table:style-name="TableCell070901">
            <text:p text:style-name="P158"><text:span text:style-name="T279">Do you have any other relatives in the United States?</text:span></text:p>
            <text:p text:style-name="P158"><text:span text:style-name="T279">(Other relatives not mentioned at # 9 above)</text:span><text:span text:style-name="T280"/></text:p>
          </table:table-cell>
          <table:table-cell table:style-name="TableCell070902">
            <text:p text:style-name="P158"><text:span text:style-name="T280">No</text:span></text:p>
          </table:table-cell>
        </table:table-row>
        <table:table-row table:style-name="TableRow0710">
          <table:table-cell table:style-name="TableCell071000">
            <text:p text:style-name="P160"><text:span text:style-name="T281">11</text:span><text:span text:style-name="T282"/></text:p>
          </table:table-cell>
          <table:table-cell table:style-name="TableCell071001">
            <text:p text:style-name="P160"><text:span text:style-name="T283">Spouse Surname</text:span></text:p>
            <text:p text:style-name="P160"><text:span text:style-name="T284"/></text:p>
          </table:table-cell>
          <table:table-cell table:style-name="TableCell071002">
            <text:p text:style-name="P160"><text:span text:style-name="T284"/></text:p>
          </table:table-cell>
        </table:table-row>
        <table:table-row table:style-name="TableRow0711">
          <table:table-cell table:style-name="TableCell071100">
            <text:p text:style-name="P162"><text:span text:style-name="T285">12</text:span><text:span text:style-name="T286"/></text:p>
          </table:table-cell>
          <table:table-cell table:style-name="TableCell071101">
            <text:p text:style-name="P162"><text:span text:style-name="T287">Spouse's Given Name</text:span></text:p>
            <text:p text:style-name="P162"><text:span text:style-name="T288"/></text:p>
          </table:table-cell>
          <table:table-cell table:style-name="TableCell071102">
            <text:p text:style-name="P162"><text:span text:style-name="T288"/></text:p>
          </table:table-cell>
        </table:table-row>
        <table:table-row table:style-name="TableRow0712">
          <table:table-cell table:style-name="TableCell071200">
            <text:p text:style-name="P164"><text:span text:style-name="T289">13</text:span><text:span text:style-name="T290"/></text:p>
          </table:table-cell>
          <table:table-cell table:style-name="TableCell071201">
            <text:p text:style-name="P164"><text:span text:style-name="T291">Spouse's Date of Birth</text:span></text:p>
            <text:p text:style-name="P164"><text:span text:style-name="T292"/></text:p>
          </table:table-cell>
          <table:table-cell table:style-name="TableCell071202">
            <text:p text:style-name="P164"><text:span text:style-name="T292"/></text:p>
          </table:table-cell>
        </table:table-row>
        <table:table-row table:style-name="TableRow0713">
          <table:table-cell table:style-name="TableCell071300">
            <text:p text:style-name="P166"><text:span text:style-name="T293">14</text:span><text:span text:style-name="T294"/></text:p>
          </table:table-cell>
          <table:table-cell table:style-name="TableCell071301">
            <text:p text:style-name="P166"><text:span text:style-name="T295">Spouse's Nationality</text:span></text:p>
            <text:p text:style-name="P166"><text:span text:style-name="T296"/></text:p>
          </table:table-cell>
          <table:table-cell table:style-name="TableCell071302">
            <text:p text:style-name="P166"><text:span text:style-name="T296"/></text:p>
          </table:table-cell>
        </table:table-row>
        <table:table-row table:style-name="TableRow0714">
          <table:table-cell table:style-name="TableCell071400">
            <text:p text:style-name="P168"><text:span text:style-name="T297">15</text:span><text:span text:style-name="T298"/></text:p>
          </table:table-cell>
          <table:table-cell table:style-name="TableCell071401">
            <text:p text:style-name="P168"><text:span text:style-name="T299">Spouse's City of Birth</text:span></text:p>
            <text:p text:style-name="P168"><text:span text:style-name="T300"/></text:p>
          </table:table-cell>
          <table:table-cell table:style-name="TableCell071402">
            <text:p text:style-name="P168"><text:span text:style-name="T300"/></text:p>
          </table:table-cell>
        </table:table-row>
        <table:table-row table:style-name="TableRow0715">
          <table:table-cell table:style-name="TableCell071500">
            <text:p text:style-name="P170"><text:span text:style-name="T301">16</text:span><text:span text:style-name="T302"/></text:p>
          </table:table-cell>
          <table:table-cell table:style-name="TableCell071501">
            <text:p text:style-name="P170"><text:span text:style-name="T303">Spouse's Country of Birth</text:span></text:p>
            <text:p text:style-name="P170"><text:span text:style-name="T304"/></text:p>
          </table:table-cell>
          <table:table-cell table:style-name="TableCell071502">
            <text:p text:style-name="P170"><text:span text:style-name="T304"/></text:p>
          </table:table-cell>
        </table:table-row>
        <table:table-row table:style-name="TableRow0716">
          <table:table-cell table:style-name="TableCell071600">
            <text:p text:style-name="P172"><text:span text:style-name="T305">17</text:span><text:span text:style-name="T306"/></text:p>
          </table:table-cell>
          <table:table-cell table:style-name="TableCell071601">
            <text:p text:style-name="P172"><text:span text:style-name="T307">Spouse’s Address:</text:span></text:p>
            <text:p text:style-name="P172"><text:span text:style-name="T308"/></text:p>
            <text:p text:style-name="P172"><text:span text:style-name="T308"/></text:p>
          </table:table-cell>
          <table:table-cell table:style-name="TableCell071602">
            <text:p text:style-name="P172"><text:span text:style-name="T308"/></text:p>
          </table:table-cell>
        </table:table-row>
      </table:table>
      <text:p text:style-name="P174"><text:span text:style-name="T308"/></text:p>
      <text:p text:style-name="P174"><text:span text:style-name="T309">Education Details: </text:span></text:p>
      <text:p text:style-name="P174"><text:span text:style-name="T310"/></text:p>
      <table:table table:style-name="Table08">
        <table:table-column table:style-name="TableColumn0800"/>
        <table:table-column table:style-name="TableColumn0801"/>
        <table:table-column table:style-name="TableColumn0802"/>
        <table:table-row table:style-name="TableRow0800">
          <table:table-cell table:style-name="TableCell080000">
            <text:p text:style-name="P176"><text:span text:style-name="T311">1</text:span><text:span text:style-name="T312"/></text:p>
          </table:table-cell>
          <table:table-cell table:style-name="TableCell080001">
            <text:p text:style-name="P176"><text:span text:style-name="T313">Graduation:</text:span></text:p>
            <text:p text:style-name="P176"><text:span text:style-name="T314"/></text:p>
            <text:p text:style-name="P176"><text:span text:style-name="T315">(1) Name of Educational Institution</text:span><text:span text:style-name="T316"/></text:p>
          </table:table-cell>
          <table:table-cell table:style-name="TableCell080002">
            <text:p text:style-name="P176"><text:span text:style-name="T316">PBR VITS</text:span></text:p>
          </table:table-cell>
        </table:table-row>
        <table:table-row table:style-name="TableRow0801">
          <table:table-cell table:style-name="TableCell080100">
            <text:p text:style-name="P179"><text:span text:style-name="T317">2</text:span><text:span text:style-name="T318"/></text:p>
          </table:table-cell>
          <table:table-cell table:style-name="TableCell080101">
            <text:p text:style-name="P179"><text:span text:style-name="T319">Address of Institution</text:span></text:p>
            <text:p text:style-name="P179"><text:span text:style-name="T320"/></text:p>
          </table:table-cell>
          <table:table-cell table:style-name="TableCell080102">
            <text:p text:style-name="P179"><text:span text:style-name="T320">Kavali, Kavali Mandal, S.P.S.R.Nellure District, Andhra Pradesh.</text:span></text:p>
          </table:table-cell>
        </table:table-row>
        <table:table-row table:style-name="TableRow0802">
          <table:table-cell table:style-name="TableCell080200">
            <text:p text:style-name="P181"><text:span text:style-name="T321">3</text:span><text:span text:style-name="T322"/></text:p>
          </table:table-cell>
          <table:table-cell table:style-name="TableCell080201">
            <text:p text:style-name="P181"><text:span text:style-name="T323">City</text:span></text:p>
            <text:p text:style-name="P181"><text:span text:style-name="T324"/></text:p>
          </table:table-cell>
          <table:table-cell table:style-name="TableCell080202">
            <text:p text:style-name="P181"><text:span text:style-name="T324">Kavali</text:span></text:p>
          </table:table-cell>
        </table:table-row>
        <table:table-row table:style-name="TableRow0803">
          <table:table-cell table:style-name="TableCell080300">
            <text:p text:style-name="P183"><text:span text:style-name="T325">4</text:span><text:span text:style-name="T326"/></text:p>
          </table:table-cell>
          <table:table-cell table:style-name="TableCell080301">
            <text:p text:style-name="P183"><text:span text:style-name="T327">State/Province</text:span></text:p>
            <text:p text:style-name="P183"><text:span text:style-name="T328"/></text:p>
          </table:table-cell>
          <table:table-cell table:style-name="TableCell080302">
            <text:p text:style-name="P183"><text:span text:style-name="T328">Andhra Pradesh</text:span></text:p>
          </table:table-cell>
        </table:table-row>
        <table:table-row table:style-name="TableRow0804">
          <table:table-cell table:style-name="TableCell080400">
            <text:p text:style-name="P185"><text:span text:style-name="T329">5</text:span><text:span text:style-name="T330"/></text:p>
          </table:table-cell>
          <table:table-cell table:style-name="TableCell080401">
            <text:p text:style-name="P185"><text:span text:style-name="T331">Postal Zone/ZIP Code</text:span></text:p>
            <text:p text:style-name="P185"><text:span text:style-name="T332"/></text:p>
          </table:table-cell>
          <table:table-cell table:style-name="TableCell080402">
            <text:p text:style-name="P185"><text:span text:style-name="T332"/></text:p>
          </table:table-cell>
        </table:table-row>
        <table:table-row table:style-name="TableRow0805">
          <table:table-cell table:style-name="TableCell080500">
            <text:p text:style-name="P187"><text:span text:style-name="T333">6</text:span><text:span text:style-name="T334"/></text:p>
          </table:table-cell>
          <table:table-cell table:style-name="TableCell080501">
            <text:p text:style-name="P187"><text:span text:style-name="T335">Country</text:span></text:p>
            <text:p text:style-name="P187"><text:span text:style-name="T336"/></text:p>
          </table:table-cell>
          <table:table-cell table:style-name="TableCell080502">
            <text:p text:style-name="P187"><text:span text:style-name="T336">India</text:span></text:p>
          </table:table-cell>
        </table:table-row>
        <table:table-row table:style-name="TableRow0806">
          <table:table-cell table:style-name="TableCell080600">
            <text:p text:style-name="P189"><text:span text:style-name="T337">7</text:span><text:span text:style-name="T338"/></text:p>
          </table:table-cell>
          <table:table-cell table:style-name="TableCell080601">
            <text:p text:style-name="P189"><text:span text:style-name="T339">Course of Study</text:span></text:p>
            <text:p text:style-name="P189"><text:span text:style-name="T340"/></text:p>
          </table:table-cell>
          <table:table-cell table:style-name="TableCell080602">
            <text:p text:style-name="P189"><text:span text:style-name="T340">B.TECH(Electronics &amp; Communication Engineering)</text:span></text:p>
          </table:table-cell>
        </table:table-row>
        <table:table-row table:style-name="TableRow0807">
          <table:table-cell table:style-name="TableCell080700">
            <text:p text:style-name="P191"><text:span text:style-name="T341">8</text:span><text:span text:style-name="T342"/></text:p>
          </table:table-cell>
          <table:table-cell table:style-name="TableCell080701">
            <text:p text:style-name="P191"><text:span text:style-name="T343">Date of Attendance From</text:span></text:p>
            <text:p text:style-name="P191"><text:span text:style-name="T344"/></text:p>
          </table:table-cell>
          <table:table-cell table:style-name="TableCell080702">
            <text:p text:style-name="P191"><text:span text:style-name="T344">10-Sep-2005</text:span></text:p>
          </table:table-cell>
        </table:table-row>
        <table:table-row table:style-name="TableRow0808">
          <table:table-cell table:style-name="TableCell080800">
            <text:p text:style-name="P193"><text:span text:style-name="T345">9</text:span><text:span text:style-name="T346"/></text:p>
          </table:table-cell>
          <table:table-cell table:style-name="TableCell080801">
            <text:p text:style-name="P193"><text:span text:style-name="T347">Date of Attendance To</text:span></text:p>
            <text:p text:style-name="P193"><text:span text:style-name="T348"/></text:p>
          </table:table-cell>
          <table:table-cell table:style-name="TableCell080802">
            <text:p text:style-name="P193"><text:span text:style-name="T348">11-Jun-2009</text:span></text:p>
          </table:table-cell>
        </table:table-row>
        <table:table-row table:style-name="TableRow0809">
          <table:table-cell table:style-name="TableCell080900">
            <text:p text:style-name="P195"><text:span text:style-name="T349">10</text:span><text:span text:style-name="T350"/></text:p>
          </table:table-cell>
          <table:table-cell table:style-name="TableCell080901">
            <text:p text:style-name="P195"><text:span text:style-name="T351">Post Graduation:</text:span></text:p>
            <text:p text:style-name="P195"><text:span text:style-name="T352"/></text:p>
            <text:p text:style-name="P195"><text:span text:style-name="T353">(1) Name of Educational Institution</text:span></text:p>
            <text:p text:style-name="P195"><text:span text:style-name="T354"/></text:p>
          </table:table-cell>
          <table:table-cell table:style-name="TableCell080902">
            <text:p text:style-name="P195"><text:span text:style-name="T354"/></text:p>
          </table:table-cell>
        </table:table-row>
        <table:table-row table:style-name="TableRow0810">
          <table:table-cell table:style-name="TableCell081000">
            <text:p text:style-name="P197"><text:span text:style-name="T355">11</text:span><text:span text:style-name="T356"/></text:p>
          </table:table-cell>
          <table:table-cell table:style-name="TableCell081001">
            <text:p text:style-name="P197"><text:span text:style-name="T357">Address of Institution</text:span></text:p>
            <text:p text:style-name="P197"><text:span text:style-name="T358"/></text:p>
          </table:table-cell>
          <table:table-cell table:style-name="TableCell081002">
            <text:p text:style-name="P197"><text:span text:style-name="T358"/></text:p>
          </table:table-cell>
        </table:table-row>
        <table:table-row table:style-name="TableRow0811">
          <table:table-cell table:style-name="TableCell081100">
            <text:p text:style-name="P199"><text:span text:style-name="T359">12</text:span><text:span text:style-name="T360"/></text:p>
          </table:table-cell>
          <table:table-cell table:style-name="TableCell081101">
            <text:p text:style-name="P199"><text:span text:style-name="T361">City</text:span></text:p>
            <text:p text:style-name="P199"><text:span text:style-name="T362"/></text:p>
          </table:table-cell>
          <table:table-cell table:style-name="TableCell081102">
            <text:p text:style-name="P199"><text:span text:style-name="T362"/></text:p>
          </table:table-cell>
        </table:table-row>
        <table:table-row table:style-name="TableRow0812">
          <table:table-cell table:style-name="TableCell081200">
            <text:p text:style-name="P201"><text:span text:style-name="T363">13</text:span><text:span text:style-name="T364"/></text:p>
          </table:table-cell>
          <table:table-cell table:style-name="TableCell081201">
            <text:p text:style-name="P201"><text:span text:style-name="T365">State/Province</text:span></text:p>
            <text:p text:style-name="P201"><text:span text:style-name="T366"/></text:p>
          </table:table-cell>
          <table:table-cell table:style-name="TableCell081202">
            <text:p text:style-name="P201"><text:span text:style-name="T366"/></text:p>
          </table:table-cell>
        </table:table-row>
        <table:table-row table:style-name="TableRow0813">
          <table:table-cell table:style-name="TableCell081300">
            <text:p text:style-name="P203"><text:span text:style-name="T367">14</text:span><text:span text:style-name="T368"/></text:p>
          </table:table-cell>
          <table:table-cell table:style-name="TableCell081301">
            <text:p text:style-name="P203"><text:span text:style-name="T369">Postal Zone/ZIP Code</text:span></text:p>
            <text:p text:style-name="P203"><text:span text:style-name="T370"/></text:p>
          </table:table-cell>
          <table:table-cell table:style-name="TableCell081302">
            <text:p text:style-name="P203"><text:span text:style-name="T370"/></text:p>
          </table:table-cell>
        </table:table-row>
        <table:table-row table:style-name="TableRow0814">
          <table:table-cell table:style-name="TableCell081400">
            <text:p text:style-name="P205"><text:span text:style-name="T371">15</text:span><text:span text:style-name="T372"/></text:p>
          </table:table-cell>
          <table:table-cell table:style-name="TableCell081401">
            <text:p text:style-name="P205"><text:span text:style-name="T373">Country</text:span></text:p>
            <text:p text:style-name="P205"><text:span text:style-name="T374"/></text:p>
          </table:table-cell>
          <table:table-cell table:style-name="TableCell081402">
            <text:p text:style-name="P205"><text:span text:style-name="T374"/></text:p>
          </table:table-cell>
        </table:table-row>
        <table:table-row table:style-name="TableRow0815">
          <table:table-cell table:style-name="TableCell081500">
            <text:p text:style-name="P207"><text:span text:style-name="T375">16</text:span><text:span text:style-name="T376"/></text:p>
          </table:table-cell>
          <table:table-cell table:style-name="TableCell081501">
            <text:p text:style-name="P207"><text:span text:style-name="T377">Course of Study</text:span></text:p>
            <text:p text:style-name="P207"><text:span text:style-name="T378"/></text:p>
          </table:table-cell>
          <table:table-cell table:style-name="TableCell081502">
            <text:p text:style-name="P207"><text:span text:style-name="T378"/></text:p>
          </table:table-cell>
        </table:table-row>
        <table:table-row table:style-name="TableRow0816">
          <table:table-cell table:style-name="TableCell081600">
            <text:p text:style-name="P209"><text:span text:style-name="T379">17</text:span><text:span text:style-name="T380"/></text:p>
          </table:table-cell>
          <table:table-cell table:style-name="TableCell081601">
            <text:p text:style-name="P209"><text:span text:style-name="T381">Date of Attendance From</text:span></text:p>
            <text:p text:style-name="P209"><text:span text:style-name="T382"/></text:p>
          </table:table-cell>
          <table:table-cell table:style-name="TableCell081602">
            <text:p text:style-name="P209"><text:span text:style-name="T382"/></text:p>
          </table:table-cell>
        </table:table-row>
        <table:table-row table:style-name="TableRow0817">
          <table:table-cell table:style-name="TableCell081700">
            <text:p text:style-name="P211"><text:span text:style-name="T383">18</text:span><text:span text:style-name="T384"/></text:p>
          </table:table-cell>
          <table:table-cell table:style-name="TableCell081701">
            <text:p text:style-name="P211"><text:span text:style-name="T385">Date of Attendance To</text:span><text:span text:style-name="T386"/></text:p>
          </table:table-cell>
          <table:table-cell table:style-name="TableCell081702">
            <text:p text:style-name="P211"><text:span text:style-name="T386"/></text:p>
            <text:p text:style-name="P211"><text:span text:style-name="T386"/></text:p>
          </table:table-cell>
        </table:table-row>
        <table:table-row table:style-name="TableRow0818">
          <table:table-cell table:style-name="TableCell081800">
            <text:p text:style-name="P214"><text:span text:style-name="T387">19</text:span><text:span text:style-name="T388"/></text:p>
          </table:table-cell>
          <table:table-cell table:style-name="TableCell081801">
            <text:p text:style-name="P214"><text:span text:style-name="T389">Post Graduate(Additional , if any)</text:span></text:p>
            <text:p text:style-name="P214"><text:span text:style-name="T390">(2) Name of Educational Institution</text:span></text:p>
            <text:p text:style-name="P214"><text:span text:style-name="T391"/></text:p>
          </table:table-cell>
          <table:table-cell table:style-name="TableCell081802">
            <text:p text:style-name="P214"><text:span text:style-name="T391"/></text:p>
          </table:table-cell>
        </table:table-row>
        <table:table-row table:style-name="TableRow0819">
          <table:table-cell table:style-name="TableCell081900">
            <text:p text:style-name="P216"><text:span text:style-name="T392">20</text:span><text:span text:style-name="T393"/></text:p>
          </table:table-cell>
          <table:table-cell table:style-name="TableCell081901">
            <text:p text:style-name="P216"><text:span text:style-name="T394">Address of Institution</text:span></text:p>
            <text:p text:style-name="P216"><text:span text:style-name="T395"/></text:p>
          </table:table-cell>
          <table:table-cell table:style-name="TableCell081902">
            <text:p text:style-name="P216"><text:span text:style-name="T395"/></text:p>
          </table:table-cell>
        </table:table-row>
        <table:table-row table:style-name="TableRow0820">
          <table:table-cell table:style-name="TableCell082000">
            <text:p text:style-name="P218"><text:span text:style-name="T396">21</text:span><text:span text:style-name="T397"/></text:p>
          </table:table-cell>
          <table:table-cell table:style-name="TableCell082001">
            <text:p text:style-name="P218"><text:span text:style-name="T398">City</text:span></text:p>
            <text:p text:style-name="P218"><text:span text:style-name="T399"/></text:p>
          </table:table-cell>
          <table:table-cell table:style-name="TableCell082002">
            <text:p text:style-name="P218"><text:span text:style-name="T399"/></text:p>
          </table:table-cell>
        </table:table-row>
        <table:table-row table:style-name="TableRow0821">
          <table:table-cell table:style-name="TableCell082100">
            <text:p text:style-name="P220"><text:span text:style-name="T400">22</text:span><text:span text:style-name="T401"/></text:p>
          </table:table-cell>
          <table:table-cell table:style-name="TableCell082101">
            <text:p text:style-name="P220"><text:span text:style-name="T402">State/Province</text:span></text:p>
            <text:p text:style-name="P220"><text:span text:style-name="T403"/></text:p>
          </table:table-cell>
          <table:table-cell table:style-name="TableCell082102">
            <text:p text:style-name="P220"><text:span text:style-name="T403"/></text:p>
          </table:table-cell>
        </table:table-row>
        <table:table-row table:style-name="TableRow0822">
          <table:table-cell table:style-name="TableCell082200">
            <text:p text:style-name="P222"><text:span text:style-name="T404">23</text:span><text:span text:style-name="T405"/></text:p>
          </table:table-cell>
          <table:table-cell table:style-name="TableCell082201">
            <text:p text:style-name="P222"><text:span text:style-name="T406">Postal Zone/ZIP Code</text:span></text:p>
            <text:p text:style-name="P222"><text:span text:style-name="T407"/></text:p>
          </table:table-cell>
          <table:table-cell table:style-name="TableCell082202">
            <text:p text:style-name="P222"><text:span text:style-name="T407"/></text:p>
          </table:table-cell>
        </table:table-row>
        <table:table-row table:style-name="TableRow0823">
          <table:table-cell table:style-name="TableCell082300">
            <text:p text:style-name="P224"><text:span text:style-name="T408">24</text:span><text:span text:style-name="T409"/></text:p>
          </table:table-cell>
          <table:table-cell table:style-name="TableCell082301">
            <text:p text:style-name="P224"><text:span text:style-name="T410">Country</text:span></text:p>
            <text:p text:style-name="P224"><text:span text:style-name="T411"/></text:p>
          </table:table-cell>
          <table:table-cell table:style-name="TableCell082302">
            <text:p text:style-name="P224"><text:span text:style-name="T411"/></text:p>
          </table:table-cell>
        </table:table-row>
        <table:table-row table:style-name="TableRow0824">
          <table:table-cell table:style-name="TableCell082400">
            <text:p text:style-name="P226"><text:span text:style-name="T412">25</text:span><text:span text:style-name="T413"/></text:p>
          </table:table-cell>
          <table:table-cell table:style-name="TableCell082401">
            <text:p text:style-name="P226"><text:span text:style-name="T414">Course of Study</text:span></text:p>
            <text:p text:style-name="P226"><text:span text:style-name="T415"/></text:p>
          </table:table-cell>
          <table:table-cell table:style-name="TableCell082402">
            <text:p text:style-name="P226"><text:span text:style-name="T415"/></text:p>
          </table:table-cell>
        </table:table-row>
      </table:table>
      <text:p text:style-name="P228"><text:span text:style-name="T415"/></text:p>
      <text:p text:style-name="P228"><text:span text:style-name="T415"/></text:p>
      <text:p text:style-name="P228"><text:span text:style-name="T415"/></text:p>
      <text:p text:style-name="P228"><text:span text:style-name="T415"/></text:p>
      <text:p text:style-name="P228"><text:span text:style-name="T416">Previous Working/Training Information (Previous Employer details should be last 3 assignments( chronological wise), including present assignment)</text:span></text:p>
      <text:p text:style-name="P228"><text:span text:style-name="T417"/></text:p>
      <table:table table:style-name="Table09">
        <table:table-column table:style-name="TableColumn0900"/>
        <table:table-column table:style-name="TableColumn0901"/>
        <table:table-column table:style-name="TableColumn0902"/>
        <table:table-row table:style-name="TableRow0900">
          <table:table-cell table:style-name="TableCell090000">
            <text:p text:style-name="P230"><text:span text:style-name="T418">1</text:span><text:span text:style-name="T419"/></text:p>
          </table:table-cell>
          <table:table-cell table:style-name="TableCell090001">
            <text:p text:style-name="P230"><text:span text:style-name="T420">Name of the Present Employer</text:span></text:p>
            <text:p text:style-name="P230"><text:span text:style-name="T421"/></text:p>
          </table:table-cell>
          <table:table-cell table:style-name="TableCell090002">
            <text:p text:style-name="P230"><text:span text:style-name="T421">Babu Vayila</text:span></text:p>
          </table:table-cell>
        </table:table-row>
        <table:table-row table:style-name="TableRow0901">
          <table:table-cell table:style-name="TableCell090100">
            <text:p text:style-name="P233"><text:span text:style-name="T422">2</text:span><text:span text:style-name="T423"/></text:p>
          </table:table-cell>
          <table:table-cell table:style-name="TableCell090101">
            <text:p text:style-name="P233"><text:span text:style-name="T424">Address of the Employer</text:span><text:span text:style-name="T425"/></text:p>
          </table:table-cell>
          <table:table-cell table:style-name="TableCell090102">
            <text:p text:style-name="P233"><text:span text:style-name="T426"><text:s/></text:span></text:p>
            <text:p text:style-name="P233"><text:span text:style-name="T427">Unit No.2, 4th Floor, Ascendas International Tech Park, Taramani.</text:span></text:p>
            <text:p text:style-name="P233"><text:span text:style-name="T427"/></text:p>
          </table:table-cell>
        </table:table-row>
        <table:table-row table:style-name="TableRow0902">
          <table:table-cell table:style-name="TableCell090200">
            <text:p text:style-name="P235"><text:span text:style-name="T428">3</text:span><text:span text:style-name="T429"/></text:p>
          </table:table-cell>
          <table:table-cell table:style-name="TableCell090201">
            <text:p text:style-name="P235"><text:span text:style-name="T430">City</text:span></text:p>
            <text:p text:style-name="P235"><text:span text:style-name="T431"/></text:p>
          </table:table-cell>
          <table:table-cell table:style-name="TableCell090202">
            <text:p text:style-name="P235"><text:span text:style-name="T431">Chennai</text:span></text:p>
          </table:table-cell>
        </table:table-row>
        <table:table-row table:style-name="TableRow0903">
          <table:table-cell table:style-name="TableCell090300">
            <text:p text:style-name="P237"><text:span text:style-name="T432">4</text:span><text:span text:style-name="T433"/></text:p>
          </table:table-cell>
          <table:table-cell table:style-name="TableCell090301">
            <text:p text:style-name="P237"><text:span text:style-name="T434">State/Province</text:span></text:p>
            <text:p text:style-name="P237"><text:span text:style-name="T435"/></text:p>
          </table:table-cell>
          <table:table-cell table:style-name="TableCell090302">
            <text:p text:style-name="P237"><text:span text:style-name="T435">Tamilnadu</text:span></text:p>
          </table:table-cell>
        </table:table-row>
        <table:table-row table:style-name="TableRow0904">
          <table:table-cell table:style-name="TableCell090400">
            <text:p text:style-name="P239"><text:span text:style-name="T436">5</text:span><text:span text:style-name="T437"/></text:p>
          </table:table-cell>
          <table:table-cell table:style-name="TableCell090401">
            <text:p text:style-name="P239"><text:span text:style-name="T438">Postal Zone/Zip Code</text:span></text:p>
            <text:p text:style-name="P239"><text:span text:style-name="T439"/></text:p>
          </table:table-cell>
          <table:table-cell table:style-name="TableCell090402">
            <text:p text:style-name="P239"><text:span text:style-name="T439">600113</text:span></text:p>
          </table:table-cell>
        </table:table-row>
        <table:table-row table:style-name="TableRow0905">
          <table:table-cell table:style-name="TableCell090500">
            <text:p text:style-name="P241"><text:span text:style-name="T440">6</text:span><text:span text:style-name="T441"/></text:p>
          </table:table-cell>
          <table:table-cell table:style-name="TableCell090501">
            <text:p text:style-name="P241"><text:span text:style-name="T442">Country</text:span></text:p>
            <text:p text:style-name="P241"><text:span text:style-name="T443"/></text:p>
          </table:table-cell>
          <table:table-cell table:style-name="TableCell090502">
            <text:p text:style-name="P241"><text:span text:style-name="T443">India</text:span></text:p>
          </table:table-cell>
        </table:table-row>
        <table:table-row table:style-name="TableRow0906">
          <table:table-cell table:style-name="TableCell090600">
            <text:p text:style-name="P243"><text:span text:style-name="T444">7</text:span><text:span text:style-name="T445"/></text:p>
          </table:table-cell>
          <table:table-cell table:style-name="TableCell090601">
            <text:p text:style-name="P243"><text:span text:style-name="T446">Telephone Number</text:span></text:p>
            <text:p text:style-name="P243"><text:span text:style-name="T447"/></text:p>
          </table:table-cell>
          <table:table-cell table:style-name="TableCell090602">
            <text:p text:style-name="P243"><text:span text:style-name="T447">044-3061 2100</text:span></text:p>
          </table:table-cell>
        </table:table-row>
        <table:table-row table:style-name="TableRow0907">
          <table:table-cell table:style-name="TableCell090700">
            <text:p text:style-name="P245"><text:span text:style-name="T448">8</text:span><text:span text:style-name="T449"/></text:p>
          </table:table-cell>
          <table:table-cell table:style-name="TableCell090701">
            <text:p text:style-name="P245"><text:span text:style-name="T450">Job Title</text:span></text:p>
            <text:p text:style-name="P245"><text:span text:style-name="T451"/></text:p>
          </table:table-cell>
          <table:table-cell table:style-name="TableCell090702">
            <text:p text:style-name="P245"><text:span text:style-name="T451">Senior Software Engineer</text:span></text:p>
          </table:table-cell>
        </table:table-row>
        <table:table-row table:style-name="TableRow0908">
          <table:table-cell table:style-name="TableCell090800">
            <text:p text:style-name="P247"><text:span text:style-name="T452">9</text:span><text:span text:style-name="T453"/></text:p>
          </table:table-cell>
          <table:table-cell table:style-name="TableCell090801">
            <text:p text:style-name="P247"><text:span text:style-name="T454">Name of the Supervisor</text:span></text:p>
            <text:p text:style-name="P247"><text:span text:style-name="T455"/></text:p>
          </table:table-cell>
          <table:table-cell table:style-name="TableCell090802">
            <text:p text:style-name="P247"><text:span text:style-name="T455">Dinesh</text:span></text:p>
          </table:table-cell>
        </table:table-row>
        <table:table-row table:style-name="TableRow0909">
          <table:table-cell table:style-name="TableCell090900">
            <text:p text:style-name="P249"><text:span text:style-name="T456">10</text:span><text:span text:style-name="T457"/></text:p>
          </table:table-cell>
          <table:table-cell table:style-name="TableCell090901">
            <text:p text:style-name="P249"><text:span text:style-name="T458">Employment<text:s text:c="2"/>Start Date<text:s text:c="2"/>from and to</text:span></text:p>
            <text:p text:style-name="P249"><text:span text:style-name="T459"/></text:p>
          </table:table-cell>
          <table:table-cell table:style-name="TableCell090902">
            <text:p text:style-name="P249"><text:span text:style-name="T459">04-Apr-2011</text:span></text:p>
          </table:table-cell>
        </table:table-row>
        <table:table-row table:style-name="TableRow0910">
          <table:table-cell table:style-name="TableCell091000">
            <text:p text:style-name="P251"><text:span text:style-name="T460">11</text:span><text:span text:style-name="T461"/></text:p>
          </table:table-cell>
          <table:table-cell table:style-name="TableCell091001">
            <text:p text:style-name="P251"><text:span text:style-name="T462">Briefly describe your Job duties and responsibilities in two lines :</text:span><text:span text:style-name="T463"/></text:p>
          </table:table-cell>
          <table:table-cell table:style-name="TableCell091002">
            <text:p text:style-name="P251"><text:span text:style-name="T464">a) Development</text:span></text:p>
            <text:p text:style-name="P251"><text:span text:style-name="T465"/></text:p>
            <text:p text:style-name="P251"><text:span text:style-name="T466">b) Nightly Build Activities</text:span></text:p>
            <text:p text:style-name="P251"><text:span text:style-name="T467"/></text:p>
            <text:p text:style-name="P251"><text:span text:style-name="T467"/></text:p>
            <text:p text:style-name="P251"><text:span text:style-name="T467"/></text:p>
            <text:p text:style-name="P251"><text:span text:style-name="T467"/></text:p>
          </table:table-cell>
        </table:table-row>
        <table:table-row table:style-name="TableRow0911">
          <table:table-cell table:style-name="TableCell091100">
            <text:p text:style-name="P254"><text:span text:style-name="T468">12</text:span><text:span text:style-name="T469"/></text:p>
          </table:table-cell>
          <table:table-cell table:style-name="TableCell091101">
            <text:p text:style-name="P254"><text:span text:style-name="T470">Gross Monthly Salary in Indian Rs. </text:span></text:p>
            <text:p text:style-name="P254"><text:span text:style-name="T471"/></text:p>
          </table:table-cell>
          <table:table-cell table:style-name="TableCell091102">
            <text:p text:style-name="P254"><text:span text:style-name="T471">60000</text:span></text:p>
          </table:table-cell>
        </table:table-row>
        <table:table-row table:style-name="TableRow0912">
          <table:table-cell table:style-name="TableCell091200">
            <text:p text:style-name="P257"><text:span text:style-name="T472">1</text:span><text:span text:style-name="T473"/></text:p>
          </table:table-cell>
          <table:table-cell table:style-name="TableCell091201">
            <text:p text:style-name="P257"><text:span text:style-name="T474">Name of the Previous Employer</text:span></text:p>
            <text:p text:style-name="P257"><text:span text:style-name="T475"/></text:p>
          </table:table-cell>
          <table:table-cell table:style-name="TableCell091202">
            <text:p text:style-name="P257"><text:span text:style-name="T475">Babu Vayila</text:span></text:p>
          </table:table-cell>
        </table:table-row>
        <table:table-row table:style-name="TableRow0913">
          <table:table-cell table:style-name="TableCell091300">
            <text:p text:style-name="P259"><text:span text:style-name="T476">2</text:span><text:span text:style-name="T477"/></text:p>
          </table:table-cell>
          <table:table-cell table:style-name="TableCell091301">
            <text:p text:style-name="P259"><text:span text:style-name="T478">Address of the Employer</text:span><text:span text:style-name="T479"/></text:p>
          </table:table-cell>
          <table:table-cell table:style-name="TableCell091302">
            <text:p text:style-name="P259"><text:span text:style-name="T480"><text:s/></text:span></text:p>
            <text:p text:style-name="P259"><text:span text:style-name="T481">Building No:9, 4th Floor, SAI Ganapathi Towers, Outer Ring Road, Bellandur.</text:span></text:p>
            <text:p text:style-name="P259"><text:span text:style-name="T481"/></text:p>
          </table:table-cell>
        </table:table-row>
        <table:table-row table:style-name="TableRow0914">
          <table:table-cell table:style-name="TableCell091400">
            <text:p text:style-name="P261"><text:span text:style-name="T482">3</text:span><text:span text:style-name="T483"/></text:p>
          </table:table-cell>
          <table:table-cell table:style-name="TableCell091401">
            <text:p text:style-name="P261"><text:span text:style-name="T484">City</text:span></text:p>
            <text:p text:style-name="P261"><text:span text:style-name="T485"/></text:p>
          </table:table-cell>
          <table:table-cell table:style-name="TableCell091402">
            <text:p text:style-name="P261"><text:span text:style-name="T485">Bangalore</text:span></text:p>
          </table:table-cell>
        </table:table-row>
        <table:table-row table:style-name="TableRow0915">
          <table:table-cell table:style-name="TableCell091500">
            <text:p text:style-name="P263"><text:span text:style-name="T486">4</text:span><text:span text:style-name="T487"/></text:p>
          </table:table-cell>
          <table:table-cell table:style-name="TableCell091501">
            <text:p text:style-name="P263"><text:span text:style-name="T488">State/Province</text:span></text:p>
            <text:p text:style-name="P263"><text:span text:style-name="T489"/></text:p>
          </table:table-cell>
          <table:table-cell table:style-name="TableCell091502">
            <text:p text:style-name="P263"><text:span text:style-name="T489">Karnataka</text:span></text:p>
          </table:table-cell>
        </table:table-row>
        <table:table-row table:style-name="TableRow0916">
          <table:table-cell table:style-name="TableCell091600">
            <text:p text:style-name="P265"><text:span text:style-name="T490">5</text:span><text:span text:style-name="T491"/></text:p>
          </table:table-cell>
          <table:table-cell table:style-name="TableCell091601">
            <text:p text:style-name="P265"><text:span text:style-name="T492">Postal Zone/Zip Code</text:span></text:p>
            <text:p text:style-name="P265"><text:span text:style-name="T493"/></text:p>
          </table:table-cell>
          <table:table-cell table:style-name="TableCell091602">
            <text:p text:style-name="P265"><text:span text:style-name="T493">560103</text:span></text:p>
          </table:table-cell>
        </table:table-row>
        <table:table-row table:style-name="TableRow0917">
          <table:table-cell table:style-name="TableCell091700">
            <text:p text:style-name="P267"><text:span text:style-name="T494">6</text:span><text:span text:style-name="T495"/></text:p>
          </table:table-cell>
          <table:table-cell table:style-name="TableCell091701">
            <text:p text:style-name="P267"><text:span text:style-name="T496">Country</text:span></text:p>
            <text:p text:style-name="P267"><text:span text:style-name="T497"/></text:p>
          </table:table-cell>
          <table:table-cell table:style-name="TableCell091702">
            <text:p text:style-name="P267"><text:span text:style-name="T497">India</text:span></text:p>
          </table:table-cell>
        </table:table-row>
        <table:table-row table:style-name="TableRow0918">
          <table:table-cell table:style-name="TableCell091800">
            <text:p text:style-name="P269"><text:span text:style-name="T498">7</text:span><text:span text:style-name="T499"/></text:p>
          </table:table-cell>
          <table:table-cell table:style-name="TableCell091801">
            <text:p text:style-name="P269"><text:span text:style-name="T500">Telephone Number</text:span></text:p>
            <text:p text:style-name="P269"><text:span text:style-name="T501"/></text:p>
          </table:table-cell>
          <table:table-cell table:style-name="TableCell091802">
            <text:p text:style-name="P269"><text:span text:style-name="T501">080-80844522</text:span></text:p>
          </table:table-cell>
        </table:table-row>
        <table:table-row table:style-name="TableRow0919">
          <table:table-cell table:style-name="TableCell091900">
            <text:p text:style-name="P271"><text:span text:style-name="T502">8</text:span><text:span text:style-name="T503"/></text:p>
          </table:table-cell>
          <table:table-cell table:style-name="TableCell091901">
            <text:p text:style-name="P271"><text:span text:style-name="T504">Job Title</text:span></text:p>
            <text:p text:style-name="P271"><text:span text:style-name="T505"/></text:p>
          </table:table-cell>
          <table:table-cell table:style-name="TableCell091902">
            <text:p text:style-name="P271"><text:span text:style-name="T505">Software Engineer</text:span></text:p>
          </table:table-cell>
        </table:table-row>
        <table:table-row table:style-name="TableRow0920">
          <table:table-cell table:style-name="TableCell092000">
            <text:p text:style-name="P273"><text:span text:style-name="T506">9</text:span><text:span text:style-name="T507"/></text:p>
          </table:table-cell>
          <table:table-cell table:style-name="TableCell092001">
            <text:p text:style-name="P273"><text:span text:style-name="T508">Name of the Supervisor</text:span></text:p>
            <text:p text:style-name="P273"><text:span text:style-name="T509"/></text:p>
          </table:table-cell>
          <table:table-cell table:style-name="TableCell092002">
            <text:p text:style-name="P273"><text:span text:style-name="T509">Swetha</text:span></text:p>
          </table:table-cell>
        </table:table-row>
        <table:table-row table:style-name="TableRow0921">
          <table:table-cell table:style-name="TableCell092100">
            <text:p text:style-name="P275"><text:span text:style-name="T510">10</text:span><text:span text:style-name="T511"/></text:p>
          </table:table-cell>
          <table:table-cell table:style-name="TableCell092101">
            <text:p text:style-name="P275"><text:span text:style-name="T512">Employment<text:s text:c="2"/>Start Date<text:s text:c="2"/>from and to</text:span></text:p>
            <text:p text:style-name="P275"><text:span text:style-name="T513"/></text:p>
          </table:table-cell>
          <table:table-cell table:style-name="TableCell092102">
            <text:p text:style-name="P275"><text:span text:style-name="T513">19-Jan-2009</text:span></text:p>
          </table:table-cell>
        </table:table-row>
        <table:table-row table:style-name="TableRow0922">
          <table:table-cell table:style-name="TableCell092200">
            <text:p text:style-name="P277"><text:span text:style-name="T514">11</text:span><text:span text:style-name="T515"/></text:p>
          </table:table-cell>
          <table:table-cell table:style-name="TableCell092201">
            <text:p text:style-name="P277"><text:span text:style-name="T516">Briefly describe your Job duties and responsibilities in two lines :</text:span><text:span text:style-name="T517"/></text:p>
          </table:table-cell>
          <table:table-cell table:style-name="TableCell092202">
            <text:p text:style-name="P277"><text:span text:style-name="T518">a) Development</text:span></text:p>
            <text:p text:style-name="P277"><text:span text:style-name="T519"/></text:p>
            <text:p text:style-name="P277"><text:span text:style-name="T520">b) Test Cases</text:span><text:span text:style-name="T521"/></text:p>
            <text:p text:style-name="P277"><text:span text:style-name="T521"/></text:p>
          </table:table-cell>
        </table:table-row>
        <table:table-row table:style-name="TableRow0923">
          <table:table-cell table:style-name="TableCell092300">
            <text:p text:style-name="P279"><text:span text:style-name="T522">12</text:span><text:span text:style-name="T523"/></text:p>
          </table:table-cell>
          <table:table-cell table:style-name="TableCell092301">
            <text:p text:style-name="P279"><text:span text:style-name="T524">Gross Monthly Salary in Indian Rs.<text:s/></text:span><text:span text:style-name="T525"/></text:p>
          </table:table-cell>
          <table:table-cell table:style-name="TableCell092302">
            <text:p text:style-name="P279"><text:span text:style-name="T525">23300</text:span></text:p>
          </table:table-cell>
        </table:table-row>
      </table:table>
      <text:p text:style-name="P281"><text:span text:style-name="T525"/></text:p>
      <table:table table:style-name="Table10">
        <table:table-column table:style-name="TableColumn1000"/>
        <table:table-column table:style-name="TableColumn1001"/>
        <table:table-column table:style-name="TableColumn1002"/>
        <table:table-row table:style-name="TableRow1000">
          <table:table-cell table:style-name="TableCell100000">
            <text:p text:style-name="P283"><text:span text:style-name="T526">1</text:span><text:span text:style-name="T527"/></text:p>
          </table:table-cell>
          <table:table-cell table:style-name="TableCell100001">
            <text:p text:style-name="P283"><text:span text:style-name="T528">Name of the Previous<text:s text:c="2"/>Employer</text:span></text:p>
            <text:p text:style-name="P283"><text:span text:style-name="T529"/></text:p>
          </table:table-cell>
          <table:table-cell table:style-name="TableCell100002">
            <text:p text:style-name="P283"><text:span text:style-name="T529"/></text:p>
          </table:table-cell>
        </table:table-row>
        <table:table-row table:style-name="TableRow1001">
          <table:table-cell table:style-name="TableCell100100">
            <text:p text:style-name="P286"><text:span text:style-name="T530">2</text:span><text:span text:style-name="T531"/></text:p>
          </table:table-cell>
          <table:table-cell table:style-name="TableCell100101">
            <text:p text:style-name="P286"><text:span text:style-name="T532">Address of the Employer</text:span><text:span text:style-name="T533"/></text:p>
          </table:table-cell>
          <table:table-cell table:style-name="TableCell100102">
            <text:p text:style-name="P286"><text:span text:style-name="T534"><text:s/></text:span></text:p>
            <text:p text:style-name="P286"><text:span text:style-name="T535"/></text:p>
            <text:p text:style-name="P286"><text:span text:style-name="T535"/></text:p>
          </table:table-cell>
        </table:table-row>
        <table:table-row table:style-name="TableRow1002">
          <table:table-cell table:style-name="TableCell100200">
            <text:p text:style-name="P288"><text:span text:style-name="T536">3</text:span><text:span text:style-name="T537"/></text:p>
          </table:table-cell>
          <table:table-cell table:style-name="TableCell100201">
            <text:p text:style-name="P288"><text:span text:style-name="T538">City</text:span></text:p>
            <text:p text:style-name="P288"><text:span text:style-name="T539"/></text:p>
          </table:table-cell>
          <table:table-cell table:style-name="TableCell100202">
            <text:p text:style-name="P288"><text:span text:style-name="T539"/></text:p>
          </table:table-cell>
        </table:table-row>
        <table:table-row table:style-name="TableRow1003">
          <table:table-cell table:style-name="TableCell100300">
            <text:p text:style-name="P290"><text:span text:style-name="T540">4</text:span><text:span text:style-name="T541"/></text:p>
          </table:table-cell>
          <table:table-cell table:style-name="TableCell100301">
            <text:p text:style-name="P290"><text:span text:style-name="T542">State/Province</text:span></text:p>
            <text:p text:style-name="P290"><text:span text:style-name="T543"/></text:p>
          </table:table-cell>
          <table:table-cell table:style-name="TableCell100302">
            <text:p text:style-name="P290"><text:span text:style-name="T543"/></text:p>
          </table:table-cell>
        </table:table-row>
        <table:table-row table:style-name="TableRow1004">
          <table:table-cell table:style-name="TableCell100400">
            <text:p text:style-name="P292"><text:span text:style-name="T544">5</text:span><text:span text:style-name="T545"/></text:p>
          </table:table-cell>
          <table:table-cell table:style-name="TableCell100401">
            <text:p text:style-name="P292"><text:span text:style-name="T546">Postal Zone/Zip Code</text:span></text:p>
            <text:p text:style-name="P292"><text:span text:style-name="T547"/></text:p>
          </table:table-cell>
          <table:table-cell table:style-name="TableCell100402">
            <text:p text:style-name="P292"><text:span text:style-name="T547"/></text:p>
          </table:table-cell>
        </table:table-row>
        <table:table-row table:style-name="TableRow1005">
          <table:table-cell table:style-name="TableCell100500">
            <text:p text:style-name="P294"><text:span text:style-name="T548">6</text:span><text:span text:style-name="T549"/></text:p>
          </table:table-cell>
          <table:table-cell table:style-name="TableCell100501">
            <text:p text:style-name="P294"><text:span text:style-name="T550">Country</text:span></text:p>
            <text:p text:style-name="P294"><text:span text:style-name="T551"/></text:p>
          </table:table-cell>
          <table:table-cell table:style-name="TableCell100502">
            <text:p text:style-name="P294"><text:span text:style-name="T551"/></text:p>
          </table:table-cell>
        </table:table-row>
        <table:table-row table:style-name="TableRow1006">
          <table:table-cell table:style-name="TableCell100600">
            <text:p text:style-name="P296"><text:span text:style-name="T552">7</text:span><text:span text:style-name="T553"/></text:p>
          </table:table-cell>
          <table:table-cell table:style-name="TableCell100601">
            <text:p text:style-name="P296"><text:span text:style-name="T554">Telephone Number</text:span></text:p>
            <text:p text:style-name="P296"><text:span text:style-name="T555"/></text:p>
          </table:table-cell>
          <table:table-cell table:style-name="TableCell100602">
            <text:p text:style-name="P296"><text:span text:style-name="T555"/></text:p>
          </table:table-cell>
        </table:table-row>
        <table:table-row table:style-name="TableRow1007">
          <table:table-cell table:style-name="TableCell100700">
            <text:p text:style-name="P298"><text:span text:style-name="T556">8</text:span><text:span text:style-name="T557"/></text:p>
          </table:table-cell>
          <table:table-cell table:style-name="TableCell100701">
            <text:p text:style-name="P298"><text:span text:style-name="T558">Job Title</text:span></text:p>
            <text:p text:style-name="P298"><text:span text:style-name="T559"/></text:p>
          </table:table-cell>
          <table:table-cell table:style-name="TableCell100702">
            <text:p text:style-name="P298"><text:span text:style-name="T559"/></text:p>
          </table:table-cell>
        </table:table-row>
        <table:table-row table:style-name="TableRow1008">
          <table:table-cell table:style-name="TableCell100800">
            <text:p text:style-name="P300"><text:span text:style-name="T560">9</text:span><text:span text:style-name="T561"/></text:p>
          </table:table-cell>
          <table:table-cell table:style-name="TableCell100801">
            <text:p text:style-name="P300"><text:span text:style-name="T562">Name of the Supervisor</text:span></text:p>
            <text:p text:style-name="P300"><text:span text:style-name="T563"/></text:p>
          </table:table-cell>
          <table:table-cell table:style-name="TableCell100802">
            <text:p text:style-name="P300"><text:span text:style-name="T563"/></text:p>
          </table:table-cell>
        </table:table-row>
        <table:table-row table:style-name="TableRow1009">
          <table:table-cell table:style-name="TableCell100900">
            <text:p text:style-name="P302"><text:span text:style-name="T564">10</text:span><text:span text:style-name="T565"/></text:p>
          </table:table-cell>
          <table:table-cell table:style-name="TableCell100901">
            <text:p text:style-name="P302"><text:span text:style-name="T566">Employment<text:s text:c="2"/>Start Date<text:s text:c="2"/>from and to</text:span></text:p>
            <text:p text:style-name="P302"><text:span text:style-name="T567"/></text:p>
          </table:table-cell>
          <table:table-cell table:style-name="TableCell100902">
            <text:p text:style-name="P302"><text:span text:style-name="T567"/></text:p>
          </table:table-cell>
        </table:table-row>
        <table:table-row table:style-name="TableRow1010">
          <table:table-cell table:style-name="TableCell101000">
            <text:p text:style-name="P304"><text:span text:style-name="T568">11</text:span><text:span text:style-name="T569"/></text:p>
          </table:table-cell>
          <table:table-cell table:style-name="TableCell101001">
            <text:p text:style-name="P304"><text:span text:style-name="T570">Briefly describe your Job duties and responsibilities in two lines :</text:span><text:span text:style-name="T571"/></text:p>
          </table:table-cell>
          <table:table-cell table:style-name="TableCell101002">
            <text:p text:style-name="P304"><text:span text:style-name="T572">a) </text:span></text:p>
            <text:p text:style-name="P304"><text:span text:style-name="T573"/></text:p>
            <text:p text:style-name="P304"><text:span text:style-name="T574">b)</text:span></text:p>
            <text:p text:style-name="P304"><text:span text:style-name="T575"/></text:p>
            <text:p text:style-name="P304"><text:span text:style-name="T575"/></text:p>
          </table:table-cell>
        </table:table-row>
        <table:table-row table:style-name="TableRow1011">
          <table:table-cell table:style-name="TableCell101100">
            <text:p text:style-name="P306"><text:span text:style-name="T576">12</text:span><text:span text:style-name="T577"/></text:p>
          </table:table-cell>
          <table:table-cell table:style-name="TableCell101101">
            <text:p text:style-name="P306"><text:span text:style-name="T578">Gross Monthly Salary in Indian Rs.<text:s/></text:span><text:span text:style-name="T579"/></text:p>
          </table:table-cell>
          <table:table-cell table:style-name="TableCell101102">
            <text:p text:style-name="P306"><text:span text:style-name="T579"/></text:p>
          </table:table-cell>
        </table:table-row>
      </table:table>
      <text:p text:style-name="P308"><text:span text:style-name="T579"/></text:p>
      <text:p text:style-name="P308"><text:span text:style-name="T579"/></text:p>
      <text:p text:style-name="P308"><text:span text:style-name="T580">Answer YES or NO to below questions</text:span></text:p>
      <text:p text:style-name="P308"><text:span text:style-name="T581"/></text:p>
      <text:p text:style-name="P308"><text:span text:style-name="T581"/></text:p>
      <table:table table:style-name="Table11">
        <table:table-column table:style-name="TableColumn1100"/>
        <table:table-column table:style-name="TableColumn1101"/>
        <table:table-column table:style-name="TableColumn1102"/>
        <table:table-row table:style-name="TableRow1100">
          <table:table-cell table:style-name="TableCell110000">
            <text:p text:style-name="P310"><text:span text:style-name="T582">1</text:span><text:span text:style-name="T583"/></text:p>
          </table:table-cell>
          <table:table-cell table:style-name="TableCell110001">
            <text:p text:style-name="P310"><text:span text:style-name="T584">Have you belonged to, contributed to, or worked for any professional, social, or charitable organization?</text:span></text:p>
            <text:p text:style-name="P310"><text:span text:style-name="T585"/></text:p>
          </table:table-cell>
          <table:table-cell table:style-name="TableCell110002">
            <text:p text:style-name="P310"><text:span text:style-name="T585">No</text:span></text:p>
          </table:table-cell>
        </table:table-row>
        <table:table-row table:style-name="TableRow1101">
          <table:table-cell table:style-name="TableCell110100">
            <text:p text:style-name="P313"><text:span text:style-name="T586">2</text:span><text:span text:style-name="T587"/></text:p>
          </table:table-cell>
          <table:table-cell table:style-name="TableCell110101">
            <text:p text:style-name="P313"><text:span text:style-name="T588">Do you have any specialized skills or training, including firearms, explosives, nuclear, biological, or chemical experience?</text:span></text:p>
            <text:p text:style-name="P313"><text:span text:style-name="T589"/></text:p>
          </table:table-cell>
          <table:table-cell table:style-name="TableCell110102">
            <text:p text:style-name="P313"><text:span text:style-name="T589">Yes</text:span></text:p>
          </table:table-cell>
        </table:table-row>
        <table:table-row table:style-name="TableRow1102">
          <table:table-cell table:style-name="TableCell110200">
            <text:p text:style-name="P315"><text:span text:style-name="T590">3</text:span><text:span text:style-name="T591"/></text:p>
          </table:table-cell>
          <table:table-cell table:style-name="TableCell110201">
            <text:p text:style-name="P315"><text:span text:style-name="T592">Have you ever served in the military?</text:span></text:p>
            <text:p text:style-name="P315"><text:span text:style-name="T593"/></text:p>
          </table:table-cell>
          <table:table-cell table:style-name="TableCell110202">
            <text:p text:style-name="P315"><text:span text:style-name="T593">No</text:span></text:p>
          </table:table-cell>
        </table:table-row>
        <table:table-row table:style-name="TableRow1103">
          <table:table-cell table:style-name="TableCell110300">
            <text:p text:style-name="P317"><text:span text:style-name="T594">4</text:span><text:span text:style-name="T595"/></text:p>
          </table:table-cell>
          <table:table-cell table:style-name="TableCell110301">
            <text:p text:style-name="P317"><text:span text:style-name="T596">Have you ever served in, been a member of, or been involved with a paramilitary unit, vigilante unit, rebel group, guerrilla group, or insurgent organization?</text:span></text:p>
            <text:p text:style-name="P317"><text:span text:style-name="T597"/></text:p>
          </table:table-cell>
          <table:table-cell table:style-name="TableCell110302">
            <text:p text:style-name="P317"><text:span text:style-name="T597">No</text:span></text:p>
          </table:table-cell>
        </table:table-row>
      </table:table>
      <text:p text:style-name="P319"><text:span text:style-name="T597"/></text:p>
      <text:p text:style-name="P319"><text:span text:style-name="T598">Security and Background Information </text:span></text:p>
      <text:p text:style-name="P319"><text:span text:style-name="T599"/></text:p>
      <text:p text:style-name="P319"><text:span text:style-name="T600">Answer YES or NO to below questions</text:span></text:p>
      <text:p text:style-name="P319"><text:span text:style-name="T601"/></text:p>
      <table:table table:style-name="Table12">
        <table:table-column table:style-name="TableColumn1200"/>
        <table:table-column table:style-name="TableColumn1201"/>
        <table:table-column table:style-name="TableColumn1202"/>
        <table:table-row table:style-name="TableRow1200">
          <table:table-cell table:style-name="TableCell120000">
            <text:p text:style-name="P321"><text:span text:style-name="T602">1</text:span><text:span text:style-name="T603"/></text:p>
          </table:table-cell>
          <table:table-cell table:style-name="TableCell120001">
            <text:p text:style-name="P322"><text:span text:style-name="T604">Do you have a communicable disease of public health significance such as tuberculosis (TB)?</text:span><text:span text:style-name="T605"/></text:p>
          </table:table-cell>
          <table:table-cell table:style-name="TableCell120002">
            <text:p text:style-name="P322"><text:span text:style-name="T605">No</text:span></text:p>
          </table:table-cell>
        </table:table-row>
        <table:table-row table:style-name="TableRow1201">
          <table:table-cell table:style-name="TableCell120100">
            <text:p text:style-name="P325"><text:span text:style-name="T606">2</text:span><text:span text:style-name="T607"/></text:p>
          </table:table-cell>
          <table:table-cell table:style-name="TableCell120101">
            <text:p text:style-name="P325"><text:span text:style-name="T608">Do you have a mental or physical disorder that poses or is likely to pose a threat to the safety or welfare of yourself or others?</text:span><text:span text:style-name="T609"/></text:p>
          </table:table-cell>
          <table:table-cell table:style-name="TableCell120102">
            <text:p text:style-name="P325"><text:span text:style-name="T609">No</text:span></text:p>
          </table:table-cell>
        </table:table-row>
        <table:table-row table:style-name="TableRow1202">
          <table:table-cell table:style-name="TableCell120200">
            <text:p text:style-name="P327"><text:span text:style-name="T610">3</text:span><text:span text:style-name="T611"/></text:p>
          </table:table-cell>
          <table:table-cell table:style-name="TableCell120201">
            <text:p text:style-name="P327"><text:span text:style-name="T612">Are you or have you ever been a drug abuser or addict?</text:span><text:span text:style-name="T613"/></text:p>
          </table:table-cell>
          <table:table-cell table:style-name="TableCell120202">
            <text:p text:style-name="P327"><text:span text:style-name="T613">No</text:span></text:p>
          </table:table-cell>
        </table:table-row>
        <table:table-row table:style-name="TableRow1203">
          <table:table-cell table:style-name="TableCell120300">
            <text:p text:style-name="P329"><text:span text:style-name="T614">4</text:span><text:span text:style-name="T615"/></text:p>
          </table:table-cell>
          <table:table-cell table:style-name="TableCell120301">
            <text:p text:style-name="P329"><text:span text:style-name="T616">Have you ever been arrested or convicted for any offense or crime, even though subject of a pardon, amnesty, or other similar action?</text:span><text:span text:style-name="T617"/></text:p>
          </table:table-cell>
          <table:table-cell table:style-name="TableCell120302">
            <text:p text:style-name="P329"><text:span text:style-name="T617">No</text:span></text:p>
          </table:table-cell>
        </table:table-row>
        <table:table-row table:style-name="TableRow1204">
          <table:table-cell table:style-name="TableCell120400">
            <text:p text:style-name="P331"><text:span text:style-name="T618">5</text:span><text:span text:style-name="T619"/></text:p>
          </table:table-cell>
          <table:table-cell table:style-name="TableCell120401">
            <text:p text:style-name="P331"><text:span text:style-name="T620">Have you ever violated, or engaged in a conspiracy to violate, any law relating to controlled substances?</text:span><text:span text:style-name="T621"/></text:p>
          </table:table-cell>
          <table:table-cell table:style-name="TableCell120402">
            <text:p text:style-name="P331"><text:span text:style-name="T621">No</text:span></text:p>
          </table:table-cell>
        </table:table-row>
        <table:table-row table:style-name="TableRow1205">
          <table:table-cell table:style-name="TableCell120500">
            <text:p text:style-name="P333"><text:span text:style-name="T622">6</text:span><text:span text:style-name="T623"/></text:p>
          </table:table-cell>
          <table:table-cell table:style-name="TableCell120501">
            <text:p text:style-name="P333"><text:span text:style-name="T624">Are you coming to the United States to engage in prostitution or unlawful commercialized vice or have you been engaged in prostitution or procuring prostitutes within the past 10 years?<text:s/></text:span><text:span text:style-name="T625"/></text:p>
          </table:table-cell>
          <table:table-cell table:style-name="TableCell120502">
            <text:p text:style-name="P333"><text:span text:style-name="T625">No</text:span></text:p>
          </table:table-cell>
        </table:table-row>
        <table:table-row table:style-name="TableRow1206">
          <table:table-cell table:style-name="TableCell120600">
            <text:p text:style-name="P335"><text:span text:style-name="T626">7</text:span><text:span text:style-name="T627"/></text:p>
          </table:table-cell>
          <table:table-cell table:style-name="TableCell120601">
            <text:p text:style-name="P335"><text:span text:style-name="T628">Have you ever been involved in, or do you seek to engage in, money laundering?</text:span><text:span text:style-name="T629"/></text:p>
          </table:table-cell>
          <table:table-cell table:style-name="TableCell120602">
            <text:p text:style-name="P335"><text:span text:style-name="T629">No</text:span></text:p>
          </table:table-cell>
        </table:table-row>
        <table:table-row table:style-name="TableRow1207">
          <table:table-cell table:style-name="TableCell120700">
            <text:p text:style-name="P337"><text:span text:style-name="T630">8</text:span><text:span text:style-name="T631"/></text:p>
          </table:table-cell>
          <table:table-cell table:style-name="TableCell120701">
            <text:p text:style-name="P337"><text:span text:style-name="T632">Do you seek to engage in espionage, sabotage, export control violations, or any other illegal activity while in the United States?</text:span><text:span text:style-name="T633"/></text:p>
          </table:table-cell>
          <table:table-cell table:style-name="TableCell120702">
            <text:p text:style-name="P337"><text:span text:style-name="T633">No</text:span></text:p>
          </table:table-cell>
        </table:table-row>
        <table:table-row table:style-name="TableRow1208">
          <table:table-cell table:style-name="TableCell120800">
            <text:p text:style-name="P339"><text:span text:style-name="T634">9</text:span><text:span text:style-name="T635"/></text:p>
          </table:table-cell>
          <table:table-cell table:style-name="TableCell120801">
            <text:p text:style-name="P339"><text:span text:style-name="T636">Do you seek to engage in terrorist activities while in the United States or have you ever engaged in terrorist activities?</text:span><text:span text:style-name="T637"/></text:p>
          </table:table-cell>
          <table:table-cell table:style-name="TableCell120802">
            <text:p text:style-name="P339"><text:span text:style-name="T637">No</text:span></text:p>
          </table:table-cell>
        </table:table-row>
        <table:table-row table:style-name="TableRow1209">
          <table:table-cell table:style-name="TableCell120900">
            <text:p text:style-name="P341"><text:span text:style-name="T638">10</text:span><text:span text:style-name="T639"/></text:p>
          </table:table-cell>
          <table:table-cell table:style-name="TableCell120901">
            <text:p text:style-name="P341"><text:span text:style-name="T640">Have you ever or do you intend to provide financial assistance or other support to terrorists or terrorist organizations?<text:s/></text:span><text:span text:style-name="T641"/></text:p>
          </table:table-cell>
          <table:table-cell table:style-name="TableCell120902">
            <text:p text:style-name="P341"><text:span text:style-name="T641"/></text:p>
            <text:p text:style-name="P341"><text:span text:style-name="T641">No</text:span></text:p>
            <text:p text:style-name="P341"><text:span text:style-name="T641"/></text:p>
            <text:p text:style-name="P341"><text:span text:style-name="T641"/></text:p>
          </table:table-cell>
        </table:table-row>
        <table:table-row table:style-name="TableRow1210">
          <table:table-cell table:style-name="TableCell121000">
            <text:p text:style-name="P343"><text:span text:style-name="T642">11</text:span><text:span text:style-name="T643"/></text:p>
          </table:table-cell>
          <table:table-cell table:style-name="TableCell121001">
            <text:p text:style-name="P343"><text:span text:style-name="T644">Are you a member or representative of a terrorist organization?<text:s/></text:span><text:span text:style-name="T645"/></text:p>
          </table:table-cell>
          <table:table-cell table:style-name="TableCell121002">
            <text:p text:style-name="P343"><text:span text:style-name="T645">No</text:span></text:p>
          </table:table-cell>
        </table:table-row>
        <table:table-row table:style-name="TableRow1211">
          <table:table-cell table:style-name="TableCell121100">
            <text:p text:style-name="P345"><text:span text:style-name="T646">12</text:span><text:span text:style-name="T647"/></text:p>
          </table:table-cell>
          <table:table-cell table:style-name="TableCell121101">
            <text:p text:style-name="P345"><text:span text:style-name="T648">Have you ever ordered, incited, committed, assisted, or otherwise participated in genocide?<text:s/></text:span><text:span text:style-name="T649"/></text:p>
          </table:table-cell>
          <table:table-cell table:style-name="TableCell121102">
            <text:p text:style-name="P345"><text:span text:style-name="T649">No</text:span></text:p>
          </table:table-cell>
        </table:table-row>
        <table:table-row table:style-name="TableRow1212">
          <table:table-cell table:style-name="TableCell121200">
            <text:p text:style-name="P347"><text:span text:style-name="T650">13</text:span><text:span text:style-name="T651"/></text:p>
          </table:table-cell>
          <table:table-cell table:style-name="TableCell121201">
            <text:p text:style-name="P347"><text:span text:style-name="T652">Have you ever committed, ordered, incited, assisted, or otherwise participated in torture?<text:s/></text:span><text:span text:style-name="T653"/></text:p>
          </table:table-cell>
          <table:table-cell table:style-name="TableCell121202">
            <text:p text:style-name="P347"><text:span text:style-name="T653">No</text:span></text:p>
          </table:table-cell>
        </table:table-row>
        <table:table-row table:style-name="TableRow1213">
          <table:table-cell table:style-name="TableCell121300">
            <text:p text:style-name="P349"><text:span text:style-name="T654">14</text:span><text:span text:style-name="T655"/></text:p>
          </table:table-cell>
          <table:table-cell table:style-name="TableCell121301">
            <text:p text:style-name="P349"><text:span text:style-name="T656">Have you committed, ordered, incited, assisted, or otherwise participated in extrajudicial killings, political killings, or other acts of violence?<text:s/></text:span><text:span text:style-name="T657"/></text:p>
          </table:table-cell>
          <table:table-cell table:style-name="TableCell121302">
            <text:p text:style-name="P349"><text:span text:style-name="T657">No</text:span></text:p>
          </table:table-cell>
        </table:table-row>
        <table:table-row table:style-name="TableRow1214">
          <table:table-cell table:style-name="TableCell121400">
            <text:p text:style-name="P352"><text:span text:style-name="T658">15</text:span><text:span text:style-name="T659"/></text:p>
          </table:table-cell>
          <table:table-cell table:style-name="TableCell121401">
            <text:p text:style-name="P352"><text:span text:style-name="T660">Have you, while serving as a government official, been responsible for or directly carried out, at any time, particularly severe violations of religious freedom?</text:span><text:span text:style-name="T661"/></text:p>
          </table:table-cell>
          <table:table-cell table:style-name="TableCell121402">
            <text:p text:style-name="P352"><text:span text:style-name="T661">No</text:span></text:p>
          </table:table-cell>
        </table:table-row>
        <table:table-row table:style-name="TableRow1215">
          <table:table-cell table:style-name="TableCell121500">
            <text:p text:style-name="P355"><text:span text:style-name="T662">16</text:span><text:span text:style-name="T663"/></text:p>
          </table:table-cell>
          <table:table-cell table:style-name="TableCell121501">
            <text:p text:style-name="P355"><text:span text:style-name="T664">Have you ever been the subject of a removal or deportation hearing?</text:span><text:span text:style-name="T665"/></text:p>
          </table:table-cell>
          <table:table-cell table:style-name="TableCell121502">
            <text:p text:style-name="P355"><text:span text:style-name="T665">No</text:span></text:p>
          </table:table-cell>
        </table:table-row>
        <table:table-row table:style-name="TableRow1216">
          <table:table-cell table:style-name="TableCell121600">
            <text:p text:style-name="P357"><text:span text:style-name="T666">17</text:span><text:span text:style-name="T667"/></text:p>
          </table:table-cell>
          <table:table-cell table:style-name="TableCell121601">
            <text:p text:style-name="P357"><text:span text:style-name="T668">Have you ever sought to obtain or assist others to obtain a visa, entry into the United States, or any other United States immigration benefit by fraud or willful misrepresentation or other unlawful means?<text:s/></text:span><text:span text:style-name="T669"/></text:p>
          </table:table-cell>
          <table:table-cell table:style-name="TableCell121602">
            <text:p text:style-name="P357"><text:span text:style-name="T669">No</text:span></text:p>
          </table:table-cell>
        </table:table-row>
        <table:table-row table:style-name="TableRow1217">
          <table:table-cell table:style-name="TableCell121700">
            <text:p text:style-name="P359"><text:span text:style-name="T670">18</text:span><text:span text:style-name="T671"/></text:p>
          </table:table-cell>
          <table:table-cell table:style-name="TableCell121701">
            <text:p text:style-name="P359"><text:span text:style-name="T672">Have you failed to attend a hearing on removability or inadmissibility within the last five years?<text:s/></text:span><text:span text:style-name="T673"/></text:p>
          </table:table-cell>
          <table:table-cell table:style-name="TableCell121702">
            <text:p text:style-name="P359"><text:span text:style-name="T673">No</text:span></text:p>
          </table:table-cell>
        </table:table-row>
        <table:table-row table:style-name="TableRow1218">
          <table:table-cell table:style-name="TableCell121800">
            <text:p text:style-name="P361"><text:span text:style-name="T674">19</text:span><text:span text:style-name="T675"/></text:p>
          </table:table-cell>
          <table:table-cell table:style-name="TableCell121801">
            <text:p text:style-name="P361"><text:span text:style-name="T676">Have you ever been unlawfully present, overstayed the amount of time granted by an immigration official or otherwise violated the terms of a U.S. visa?<text:s/></text:span><text:span text:style-name="T677"/></text:p>
          </table:table-cell>
          <table:table-cell table:style-name="TableCell121802">
            <text:p text:style-name="P361"><text:span text:style-name="T677">No</text:span></text:p>
          </table:table-cell>
        </table:table-row>
        <table:table-row table:style-name="TableRow1219">
          <table:table-cell table:style-name="TableCell121900">
            <text:p text:style-name="P363"><text:span text:style-name="T678">20</text:span><text:span text:style-name="T679"/></text:p>
          </table:table-cell>
          <table:table-cell table:style-name="TableCell121901">
            <text:p text:style-name="P363"><text:span text:style-name="T680">Have you ever withheld custody of a U.S. citizen child outside the United States from a person granted legal custody by a U.S. court?</text:span><text:span text:style-name="T681"/></text:p>
          </table:table-cell>
          <table:table-cell table:style-name="TableCell121902">
            <text:p text:style-name="P363"><text:span text:style-name="T681">No</text:span></text:p>
          </table:table-cell>
        </table:table-row>
        <table:table-row table:style-name="TableRow1220">
          <table:table-cell table:style-name="TableCell122000">
            <text:p text:style-name="P365"><text:span text:style-name="T682">21</text:span><text:span text:style-name="T683"/></text:p>
          </table:table-cell>
          <table:table-cell table:style-name="TableCell122001">
            <text:p text:style-name="P365"><text:span text:style-name="T684">Have you voted in the United States in violation of any law or regulation?<text:s/></text:span><text:span text:style-name="T685"/></text:p>
          </table:table-cell>
          <table:table-cell table:style-name="TableCell122002">
            <text:p text:style-name="P365"><text:span text:style-name="T685">No</text:span></text:p>
          </table:table-cell>
        </table:table-row>
        <table:table-row table:style-name="TableRow1221">
          <table:table-cell table:style-name="TableCell122100">
            <text:p text:style-name="P367"><text:span text:style-name="T686">22</text:span><text:span text:style-name="T687"/></text:p>
          </table:table-cell>
          <table:table-cell table:style-name="TableCell122101">
            <text:p text:style-name="P367"><text:span text:style-name="T688">Have you ever renounced United States citizenship for the purpose of avoiding taxation?<text:s/></text:span><text:span text:style-name="T689"/></text:p>
          </table:table-cell>
          <table:table-cell table:style-name="TableCell122102">
            <text:p text:style-name="P367"><text:span text:style-name="T689">No</text:span></text:p>
          </table:table-cell>
        </table:table-row>
        <table:table-row table:style-name="TableRow1222">
          <table:table-cell table:style-name="TableCell122200">
            <text:p text:style-name="P369"><text:span text:style-name="T690">23</text:span><text:span text:style-name="T691"/></text:p>
          </table:table-cell>
          <table:table-cell table:style-name="TableCell122201">
            <text:p text:style-name="P369"><text:span text:style-name="T692">Have you attended a public elementary school on student (F) status or a public secondary school after November 30, 1996 without reimbursing the school?<text:s/></text:span><text:span text:style-name="T693"/></text:p>
          </table:table-cell>
          <table:table-cell table:style-name="TableCell122202">
            <text:p text:style-name="P369"><text:span text:style-name="T693">No</text:span></text:p>
          </table:table-cell>
        </table:table-row>
      </table:table>
      <text:p text:style-name="P371"><text:span text:style-name="T693"/></text:p>
      <text:p text:style-name="P371"><text:span text:style-name="T693"/></text:p>
      <text:p text:style-name="P371"><text:span text:style-name="T694">Petitioner Information( in US) (Applicable only for H1-B,<text:s text:c="2"/>L1-B, H-4 or L-2 visas only)</text:span></text:p>
      <text:p text:style-name="P371"><text:span text:style-name="T695"/></text:p>
      <table:table table:style-name="Table13">
        <table:table-column table:style-name="TableColumn1300"/>
        <table:table-column table:style-name="TableColumn1301"/>
        <table:table-column table:style-name="TableColumn1302"/>
        <table:table-row table:style-name="TableRow1300">
          <table:table-cell table:style-name="TableCell130000">
            <text:p text:style-name="P373"><text:span text:style-name="T696">1.</text:span></text:p>
            <text:p text:style-name="P373"><text:span text:style-name="T697"/></text:p>
          </table:table-cell>
          <table:table-cell table:style-name="TableCell130001">
            <text:p text:style-name="P373"><text:span text:style-name="T698">Petitioner/Beneficiary's<text:s text:c="2"/>Surname<text:s/></text:span><text:span text:style-name="T699"/></text:p>
          </table:table-cell>
          <table:table-cell table:style-name="TableCell130002">
            <text:p text:style-name="P373"><text:span text:style-name="T699"/></text:p>
          </table:table-cell>
        </table:table-row>
        <table:table-row table:style-name="TableRow1301">
          <table:table-cell table:style-name="TableCell130100">
            <text:p text:style-name="P376"><text:span text:style-name="T699"/></text:p>
            <text:p text:style-name="P376"><text:span text:style-name="T700">2.</text:span><text:span text:style-name="T701"/></text:p>
          </table:table-cell>
          <table:table-cell table:style-name="TableCell130101">
            <text:p text:style-name="P376"><text:span text:style-name="T702">Petitioner/Beneficiary’s Given Name</text:span><text:span text:style-name="T703"/></text:p>
          </table:table-cell>
          <table:table-cell table:style-name="TableCell130102">
            <text:p text:style-name="P376"><text:span text:style-name="T703"/></text:p>
          </table:table-cell>
        </table:table-row>
        <table:table-row table:style-name="TableRow1302">
          <table:table-cell table:style-name="TableCell130200">
            <text:p text:style-name="P378"><text:span text:style-name="T704">3.</text:span><text:span text:style-name="T705"/></text:p>
          </table:table-cell>
          <table:table-cell table:style-name="TableCell130201">
            <text:p text:style-name="P378"><text:span text:style-name="T706">Receipt number (Like EAC-00-000-0000)</text:span><text:span text:style-name="T707"/></text:p>
          </table:table-cell>
          <table:table-cell table:style-name="TableCell130202">
            <text:p text:style-name="P378"><text:span text:style-name="T707"/></text:p>
          </table:table-cell>
        </table:table-row>
        <table:table-row table:style-name="TableRow1303">
          <table:table-cell table:style-name="TableCell130300">
            <text:p text:style-name="P380"><text:span text:style-name="T708">4.</text:span><text:span text:style-name="T709"/></text:p>
          </table:table-cell>
          <table:table-cell table:style-name="TableCell130301">
            <text:p text:style-name="P380"><text:span text:style-name="T710">Date of Entry into the US( DD/MM/YYYY)</text:span><text:span text:style-name="T711"/></text:p>
          </table:table-cell>
          <table:table-cell table:style-name="TableCell130302">
            <text:p text:style-name="P380"><text:span text:style-name="T711"/></text:p>
          </table:table-cell>
        </table:table-row>
        <table:table-row table:style-name="TableRow1304">
          <table:table-cell table:style-name="TableCell130400">
            <text:p text:style-name="P383"><text:span text:style-name="T712">5.</text:span><text:span text:style-name="T713"/></text:p>
          </table:table-cell>
          <table:table-cell table:style-name="TableCell130401">
            <text:p text:style-name="P383"><text:span text:style-name="T714">Visa Class of employee (H1B or L1B etc.,)</text:span></text:p>
            <text:p text:style-name="P383"><text:span text:style-name="T715"/></text:p>
          </table:table-cell>
          <table:table-cell table:style-name="TableCell130402">
            <text:p text:style-name="P383"><text:span text:style-name="T715"/></text:p>
          </table:table-cell>
        </table:table-row>
        <table:table-row table:style-name="TableRow1305">
          <table:table-cell table:style-name="TableCell130500">
            <text:p text:style-name="P385"><text:span text:style-name="T716">6.</text:span><text:span text:style-name="T717"/></text:p>
          </table:table-cell>
          <table:table-cell table:style-name="TableCell130501">
            <text:p text:style-name="P385"><text:span text:style-name="T718">Petition Valid from and upto<text:s text:c="2"/>(DD-MMM-YYYY)</text:span></text:p>
            <text:p text:style-name="P385"><text:span text:style-name="T719"/></text:p>
          </table:table-cell>
          <table:table-cell table:style-name="TableCell130502">
            <text:p text:style-name="P385"><text:span text:style-name="T719"/></text:p>
          </table:table-cell>
        </table:table-row>
        <table:table-row table:style-name="TableRow1306">
          <table:table-cell table:style-name="TableCell130600">
            <text:p text:style-name="P388"><text:span text:style-name="T720">7.</text:span><text:span text:style-name="T721"/></text:p>
          </table:table-cell>
          <table:table-cell table:style-name="TableCell130601">
            <text:p text:style-name="P388"><text:span text:style-name="T722">Social Security No. (If any)</text:span></text:p>
            <text:p text:style-name="P388"><text:span text:style-name="T723"/></text:p>
          </table:table-cell>
          <table:table-cell table:style-name="TableCell130602">
            <text:p text:style-name="P388"><text:span text:style-name="T723"/></text:p>
          </table:table-cell>
        </table:table-row>
        <table:table-row table:style-name="TableRow1307">
          <table:table-cell table:style-name="TableCell130700">
            <text:p text:style-name="P390"><text:span text:style-name="T723"/></text:p>
          </table:table-cell>
          <table:table-cell table:style-name="TableCell130701">
            <text:p text:style-name="P390"><text:span text:style-name="T723"/></text:p>
          </table:table-cell>
          <table:table-cell table:style-name="TableCell130702">
            <text:p text:style-name="P390"><text:span text:style-name="T723"/></text:p>
          </table:table-cell>
        </table:table-row>
      </table:table>
      <text:p text:style-name="P392"><text:span text:style-name="T723"/></text:p>
      <text:p text:style-name="P392"><text:span text:style-name="T723"/></text:p>
      <text:p text:style-name="P392"><text:span text:style-name="T723"/></text:p>
      <text:p text:style-name="P392"><text:span text:style-name="T723"/></text:p>
      <text:p text:style-name="P392"><text:span text:style-name="T723"/></text:p>
      <text:p text:style-name="P393"><text:span text:style-name="T724">OF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